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draw:fill="solid" draw:fill-color="#ffffff" draw:shadow="visible" draw:shadow-offset-x="-0.075cm" draw:shadow-offset-y="-0.075cm" draw:shadow-color="#000000" draw:shadow-opacity="40%"/>
    </style:style>
    <style:style style:name="gr3" style:family="graphic" style:parent-style-name="standard">
      <style:graphic-properties draw:stroke="solid" svg:stroke-width="0.026cm" svg:stroke-color="#5b9bd5" svg:stroke-opacity="100%" draw:stroke-linejoin="miter" svg:stroke-linecap="square" draw:fill="none" fo:padding-top="0.138cm" fo:padding-bottom="0.138cm" fo:padding-left="0.263cm" fo:padding-right="0.263cm"/>
    </style:style>
    <style:style style:name="gr4" style:family="graphic" style:parent-style-name="standard">
      <style:graphic-properties draw:stroke="none" draw:fill="none" draw:textarea-vertical-align="middle" fo:min-height="1.411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solid" draw:fill-color="#ed7d31" draw:shadow="visible" draw:shadow-offset-x="0.012cm" draw:shadow-offset-y="0.07cm" draw:shadow-color="#5b9bd5" draw:shadow-opacity="22%"/>
    </style:style>
    <style:style style:name="gr6" style:family="graphic" style:parent-style-name="standard">
      <style:graphic-properties draw:stroke="solid" svg:stroke-width="0.009cm" svg:stroke-color="#c8c8c8" svg:stroke-opacity="100%" draw:stroke-linejoin="miter" svg:stroke-linecap="square" draw:fill="none" fo:padding-top="0.129cm" fo:padding-bottom="0.129cm" fo:padding-left="0.254cm" fo:padding-right="0.254cm"/>
    </style:style>
    <style:style style:name="gr7" style:family="graphic" style:parent-style-name="standard">
      <style:graphic-properties draw:stroke="none" draw:fill="none" draw:textarea-vertical-align="middle" fo:min-height="2.258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solid" draw:fill-color="#ff0000" draw:shadow="visible" draw:shadow-offset-x="0.012cm" draw:shadow-offset-y="0.07cm" draw:shadow-color="#5b9bd5" draw:shadow-opacity="22%"/>
    </style:style>
    <style:style style:name="gr9" style:family="graphic" style:parent-style-name="standard">
      <style:graphic-properties draw:stroke="none" draw:fill="none" draw:textarea-vertical-align="middle" fo:min-height="1.763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solid" draw:fill-color="#ff0000" draw:shadow="visible" draw:shadow-offset-x="-0.075cm" draw:shadow-offset-y="-0.075cm" draw:shadow-color="#000000" draw:shadow-opacity="40%"/>
    </style:style>
    <style:style style:name="gr11" style:family="graphic" style:parent-style-name="standard">
      <style:graphic-properties draw:stroke="solid" svg:stroke-width="0.026cm" svg:stroke-color="#4f88bb" svg:stroke-opacity="100%" draw:stroke-linejoin="miter" svg:stroke-linecap="square" draw:fill="none" fo:padding-top="0.138cm" fo:padding-bottom="0.138cm" fo:padding-left="0.263cm" fo:padding-right="0.263cm"/>
    </style:style>
    <style:style style:name="gr12" style:family="graphic" style:parent-style-name="standard">
      <style:graphic-properties draw:stroke="none" draw:fill="none" draw:textarea-vertical-align="middle" fo:min-height="1.551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none" draw:fill="solid" draw:fill-color="#7f7f7f" draw:shadow="visible" draw:shadow-offset-x="0.012cm" draw:shadow-offset-y="0.07cm" draw:shadow-color="#5b9bd5" draw:shadow-opacity="22%"/>
    </style:style>
    <style:style style:name="gr14" style:family="graphic" style:parent-style-name="standard">
      <style:graphic-properties draw:stroke="none" draw:fill="none" draw:textarea-vertical-align="middle" fo:min-height="1.525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353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solid" svg:stroke-width="0.035cm" svg:stroke-color="#000000" draw:marker-end="Marker_5f_0" draw:marker-end-width="0.344cm" svg:stroke-opacity="100%" draw:stroke-linejoin="round" svg:stroke-linecap="round" draw:fill="none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/>
    </style:style>
    <style:style style:name="gr18" style:family="graphic" style:parent-style-name="standard">
      <style:graphic-properties draw:stroke="none" draw:fill="none" draw:textarea-vertical-align="middle" fo:min-height="1.177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none" draw:fill="solid" draw:fill-color="#4672c4" draw:shadow="visible" draw:shadow-offset-x="0.012cm" draw:shadow-offset-y="0.07cm" draw:shadow-color="#5b9bd5" draw:shadow-opacity="22%"/>
    </style:style>
    <style:style style:name="gr20" style:family="graphic" style:parent-style-name="standard">
      <style:graphic-properties draw:stroke="none" draw:fill="solid" draw:fill-color="#a5a5a5" draw:shadow="visible" draw:shadow-offset-x="0.012cm" draw:shadow-offset-y="0.07cm" draw:shadow-color="#5b9bd5" draw:shadow-opacity="22%"/>
    </style:style>
    <style:style style:name="gr21" style:family="graphic" style:parent-style-name="standard">
      <style:graphic-properties draw:stroke="none" draw:fill="none" draw:textarea-vertical-align="middle" fo:min-height="1.049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solid" svg:stroke-width="0.035cm" svg:stroke-color="#5b9bd5" svg:stroke-opacity="100%" draw:stroke-linejoin="round" svg:stroke-linecap="round" draw:fill="none" fo:padding-top="0.142cm" fo:padding-bottom="0.142cm" fo:padding-left="0.267cm" fo:padding-right="0.267cm"/>
    </style:style>
    <style:style style:name="gr23" style:family="graphic" style:parent-style-name="standard">
      <style:graphic-properties draw:stroke="none" draw:fill="none" draw:textarea-vertical-align="middle" fo:min-height="1.287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1.031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0.932cm" fo:min-width="2.54cm" fo:padding-top="0.071cm" fo:padding-bottom="0.071cm" fo:padding-left="0.071cm" fo:padding-right="0.07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1.29cm" fo:min-width="2.54cm" fo:padding-top="0.071cm" fo:padding-bottom="0.071cm" fo:padding-left="0.071cm" fo:padding-right="0.07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228cm" fo:min-width="2.54cm" fo:padding-top="0.141cm" fo:padding-bottom="0.141cm" fo:padding-left="0.141cm" fo:padding-right="0.14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226cm" fo:min-width="2.54cm" fo:padding-top="0.141cm" fo:padding-bottom="0.141cm" fo:padding-left="0.141cm" fo:padding-right="0.141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1.128cm" fo:min-width="2.54cm" fo:padding-top="0.071cm" fo:padding-bottom="0.071cm" fo:padding-left="0.071cm" fo:padding-right="0.071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31" style:family="graphic" style:parent-style-name="standard">
      <style:graphic-properties draw:stroke="solid" svg:stroke-width="0.009cm" svg:stroke-color="#000000" svg:stroke-opacity="100%" draw:stroke-linejoin="miter" svg:stroke-linecap="square" draw:fill="none" fo:padding-top="0.129cm" fo:padding-bottom="0.129cm" fo:padding-left="0.254cm" fo:padding-right="0.254cm"/>
    </style:style>
    <style:style style:name="gr32" style:family="graphic" style:parent-style-name="standard">
      <style:graphic-properties draw:stroke="none" draw:fill="none" draw:textarea-vertical-align="middle" fo:min-height="1.341cm" fo:min-width="2.54cm" fo:padding-top="0.071cm" fo:padding-bottom="0.071cm" fo:padding-left="0.071cm" fo:padding-right="0.07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0.036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ed7d31"/>
    </style:style>
    <style:style style:name="P5" style:family="paragraph">
      <loext:graphic-properties draw:fill="solid" draw:fill-color="#ff0000"/>
    </style:style>
    <style:style style:name="P6" style:family="paragraph">
      <loext:graphic-properties draw:fill="solid" draw:fill-color="#7f7f7f"/>
    </style:style>
    <style:style style:name="P7" style:family="paragraph">
      <loext:graphic-properties draw:fill="solid" draw:fill-color="#4672c4"/>
    </style:style>
    <style:style style:name="P8" style:family="paragraph">
      <loext:graphic-properties draw:fill="solid" draw:fill-color="#a5a5a5"/>
    </style:style>
    <style:style style:name="T1" style:family="text">
      <style:text-properties fo:color="#000000" loext:opacity="100%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2" style:family="text">
      <style:text-properties fo:color="#feffff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" style:family="text">
      <style:text-properties fo:color="#feffff" loext:opacity="100%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T4" style:family="text">
      <style:text-properties fo:color="#feffff" loext:opacity="100%"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T5" style:family="text">
      <style:text-properties fo:color="#000000" loext:opacity="100%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T6" style:family="text">
      <style:text-properties fo:color="#feffff" loext:opacity="100%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7" style:family="text">
      <style:text-properties fo:color="#feffff" loext:opacity="100%" style:text-position="super 58%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8" style:family="text">
      <style:text-properties fo:color="#000000" loext:opacity="100%"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repare" draw:style-name="dp1" draw:master-page-name="PM0">
        <draw:g draw:style-name="gr1">
          <draw:g>
            <draw:path draw:style-name="gr2" draw:text-style-name="P1" draw:layer="layout" svg:width="3.175cm" svg:height="1.693cm" svg:x="1.588cm" svg:y="1.482cm" svg:viewBox="0 0 3176 1694" svg:d="M317 1694h2541 1c56 0 110-15 158-42 49-28 89-68 117-117 27-48 42-103 42-158 0-1 0-1 0-1v-1059c0-55-15-110-42-158-28-49-68-89-117-117-48-27-102-42-158-42h-1-2541c-56 0-110 15-158 42-49 28-89 68-117 117-27 48-42 103-42 158v1059 1c0 55 15 110 42 158 28 49 68 89 117 117 48 27 102 42 158 42z">
              <text:p/>
            </draw:path>
            <draw:path draw:style-name="gr3" draw:text-style-name="P2" draw:layer="layout" svg:width="3.175cm" svg:height="1.693cm" svg:x="1.588cm" svg:y="1.482cm" svg:viewBox="0 0 3176 1694" svg:d="M317 1694h2541 1c56 0 110-15 158-42 49-28 89-68 117-117 27-48 42-103 42-158 0-1 0-1 0-1v-1059c0-55-15-110-42-158-28-49-68-89-117-117-48-27-102-42-158-42h-1-2541c-56 0-110 15-158 42-49 28-89 68-117 117-27 48-42 103-42 158v1059 1c0 55 15 110 42 158 28 49 68 89 117 117 48 27 102 42 158 42z">
              <text:p/>
            </draw:path>
          </draw:g>
          <draw:frame draw:style-name="gr4" draw:text-style-name="P2" draw:layer="layout" svg:width="3.175cm" svg:height="1.693cm" svg:x="1.588cm" svg:y="1.482cm">
            <draw:text-box>
              <text:p text:style-name="P3"><text:span text:style-name="T1">START</text:span></text:p>
            </draw:text-box>
          </draw:frame>
        </draw:g>
        <draw:g draw:style-name="gr1">
          <draw:g>
            <draw:polygon draw:style-name="gr5" draw:text-style-name="P4" draw:layer="layout" svg:width="3.81cm" svg:height="2.54cm" svg:x="8.544cm" svg:y="1.058cm" svg:viewBox="0 0 3811 2541" draw:points="0,2541 3811,2541 3811,0 0,0">
              <text:p/>
            </draw:polygon>
            <draw:polygon draw:style-name="gr6" draw:text-style-name="P2" draw:layer="layout" svg:width="3.81cm" svg:height="2.54cm" svg:x="8.544cm" svg:y="1.058cm" svg:viewBox="0 0 3811 2541" draw:points="0,2541 3811,2541 3811,0 0,0">
              <text:p/>
            </draw:polygon>
          </draw:g>
          <draw:frame draw:style-name="gr7" draw:text-style-name="P2" draw:layer="layout" svg:width="3.81cm" svg:height="2.54cm" svg:x="8.544cm" svg:y="1.058cm">
            <draw:text-box>
              <text:p text:style-name="P3"><text:span text:style-name="T2">Determine Core Ops Team &amp; Define Roles</text:span></text:p>
            </draw:text-box>
          </draw:frame>
        </draw:g>
        <draw:g draw:style-name="gr1">
          <draw:g>
            <draw:polygon draw:style-name="gr5" draw:text-style-name="P4" draw:layer="layout" svg:width="3.81cm" svg:height="2.54cm" svg:x="8.544cm" svg:y="4.551cm" svg:viewBox="0 0 3811 2541" draw:points="0,2541 3811,2541 3811,0 0,0">
              <text:p/>
            </draw:polygon>
            <draw:polygon draw:style-name="gr6" draw:text-style-name="P2" draw:layer="layout" svg:width="3.81cm" svg:height="2.54cm" svg:x="8.544cm" svg:y="4.551cm" svg:viewBox="0 0 3811 2541" draw:points="0,2541 3811,2541 3811,0 0,0">
              <text:p/>
            </draw:polygon>
          </draw:g>
          <draw:frame draw:style-name="gr7" draw:text-style-name="P2" draw:layer="layout" svg:width="3.81cm" svg:height="2.54cm" svg:x="8.544cm" svg:y="4.551cm">
            <draw:text-box>
              <text:p text:style-name="P3"><text:span text:style-name="T2">Dispute Resolution</text:span></text:p>
            </draw:text-box>
          </draw:frame>
        </draw:g>
        <draw:g draw:style-name="gr1">
          <draw:g>
            <draw:polygon draw:style-name="gr5" draw:text-style-name="P4" draw:layer="layout" svg:width="3.81cm" svg:height="2.54cm" svg:x="8.544cm" svg:y="8.043cm" svg:viewBox="0 0 3811 2541" draw:points="0,2541 3811,2541 3811,0 0,0">
              <text:p/>
            </draw:polygon>
            <draw:polygon draw:style-name="gr6" draw:text-style-name="P2" draw:layer="layout" svg:width="3.81cm" svg:height="2.54cm" svg:x="8.544cm" svg:y="8.043cm" svg:viewBox="0 0 3811 2541" draw:points="0,2541 3811,2541 3811,0 0,0">
              <text:p/>
            </draw:polygon>
          </draw:g>
          <draw:frame draw:style-name="gr7" draw:text-style-name="P2" draw:layer="layout" svg:width="3.81cm" svg:height="2.54cm" svg:x="8.544cm" svg:y="8.043cm">
            <draw:text-box>
              <text:p text:style-name="P3"><text:span text:style-name="T2">Interviews</text:span></text:p>
            </draw:text-box>
          </draw:frame>
        </draw:g>
        <draw:g draw:style-name="gr1">
          <draw:g>
            <draw:polygon draw:style-name="gr5" draw:text-style-name="P4" draw:layer="layout" svg:width="3.81cm" svg:height="2.54cm" svg:x="6.032cm" svg:y="13.008cm" svg:viewBox="0 0 3811 2541" draw:points="0,2541 3811,2541 3811,0 0,0">
              <text:p/>
            </draw:polygon>
            <draw:polygon draw:style-name="gr6" draw:text-style-name="P2" draw:layer="layout" svg:width="3.81cm" svg:height="2.54cm" svg:x="6.032cm" svg:y="13.008cm" svg:viewBox="0 0 3811 2541" draw:points="0,2541 3811,2541 3811,0 0,0">
              <text:p/>
            </draw:polygon>
          </draw:g>
          <draw:frame draw:style-name="gr7" draw:text-style-name="P2" draw:layer="layout" svg:width="3.81cm" svg:height="2.54cm" svg:x="6.032cm" svg:y="13.008cm">
            <draw:text-box>
              <text:p text:style-name="P3"><text:span text:style-name="T2">Internal Path</text:span></text:p>
            </draw:text-box>
          </draw:frame>
        </draw:g>
        <draw:g draw:style-name="gr1">
          <draw:g>
            <draw:polygon draw:style-name="gr5" draw:text-style-name="P4" draw:layer="layout" svg:width="3.81cm" svg:height="2.54cm" svg:x="10.795cm" svg:y="13.008cm" svg:viewBox="0 0 3811 2541" draw:points="0,2541 3811,2541 3811,0 0,0">
              <text:p/>
            </draw:polygon>
            <draw:polygon draw:style-name="gr6" draw:text-style-name="P2" draw:layer="layout" svg:width="3.81cm" svg:height="2.54cm" svg:x="10.795cm" svg:y="13.008cm" svg:viewBox="0 0 3811 2541" draw:points="0,2541 3811,2541 3811,0 0,0">
              <text:p/>
            </draw:polygon>
          </draw:g>
          <draw:frame draw:style-name="gr7" draw:text-style-name="P2" draw:layer="layout" svg:width="3.81cm" svg:height="2.54cm" svg:x="10.795cm" svg:y="13.008cm">
            <draw:text-box>
              <text:p text:style-name="P3"><text:span text:style-name="T2">External Path</text:span></text:p>
            </draw:text-box>
          </draw:frame>
        </draw:g>
        <draw:g draw:style-name="gr1">
          <draw:g>
            <draw:polygon draw:style-name="gr8" draw:text-style-name="P5" draw:layer="layout" svg:width="3.175cm" svg:height="2.54cm" svg:x="13.97cm" svg:y="1.058cm" svg:viewBox="0 0 3176 2541" draw:points="0,2541 3176,2541 3176,0 0,635">
              <text:p/>
            </draw:polygon>
            <draw:polygon draw:style-name="gr6" draw:text-style-name="P2" draw:layer="layout" svg:width="3.175cm" svg:height="2.54cm" svg:x="13.97cm" svg:y="1.058cm" svg:viewBox="0 0 3176 2541" draw:points="0,2541 3176,2541 3176,0 0,635">
              <text:p/>
            </draw:polygon>
          </draw:g>
          <draw:frame draw:style-name="gr9" draw:text-style-name="P2" draw:layer="layout" svg:width="3.175cm" svg:height="1.905cm" svg:x="13.97cm" svg:y="1.693cm">
            <draw:text-box>
              <text:p text:style-name="P3"><text:span text:style-name="T2">Vulnerability Manager</text:span></text:p>
            </draw:text-box>
          </draw:frame>
        </draw:g>
        <draw:g draw:style-name="gr1">
          <draw:g>
            <draw:polygon draw:style-name="gr8" draw:text-style-name="P5" draw:layer="layout" svg:width="3.175cm" svg:height="2.54cm" svg:x="18.097cm" svg:y="1.058cm" svg:viewBox="0 0 3176 2541" draw:points="0,2541 3176,2541 3176,0 0,635">
              <text:p/>
            </draw:polygon>
            <draw:polygon draw:style-name="gr6" draw:text-style-name="P2" draw:layer="layout" svg:width="3.175cm" svg:height="2.54cm" svg:x="18.097cm" svg:y="1.058cm" svg:viewBox="0 0 3176 2541" draw:points="0,2541 3176,2541 3176,0 0,635">
              <text:p/>
            </draw:polygon>
          </draw:g>
          <draw:frame draw:style-name="gr9" draw:text-style-name="P2" draw:layer="layout" svg:width="3.175cm" svg:height="1.905cm" svg:x="18.097cm" svg:y="1.693cm">
            <draw:text-box>
              <text:p text:style-name="P3"><text:span text:style-name="T2">Threat Manager</text:span></text:p>
            </draw:text-box>
          </draw:frame>
        </draw:g>
        <draw:g draw:style-name="gr1">
          <draw:g>
            <draw:polygon draw:style-name="gr8" draw:text-style-name="P5" draw:layer="layout" svg:width="3.175cm" svg:height="2.54cm" svg:x="22.225cm" svg:y="1.058cm" svg:viewBox="0 0 3176 2541" draw:points="0,2541 3176,2541 3176,0 0,635">
              <text:p/>
            </draw:polygon>
            <draw:polygon draw:style-name="gr6" draw:text-style-name="P2" draw:layer="layout" svg:width="3.175cm" svg:height="2.54cm" svg:x="22.225cm" svg:y="1.058cm" svg:viewBox="0 0 3176 2541" draw:points="0,2541 3176,2541 3176,0 0,635">
              <text:p/>
            </draw:polygon>
          </draw:g>
          <draw:frame draw:style-name="gr9" draw:text-style-name="P2" draw:layer="layout" svg:width="3.175cm" svg:height="1.905cm" svg:x="22.225cm" svg:y="1.693cm">
            <draw:text-box>
              <text:p text:style-name="P3"><text:span text:style-name="T2">Risk Manager</text:span></text:p>
            </draw:text-box>
          </draw:frame>
        </draw:g>
        <draw:g draw:style-name="gr1">
          <draw:g>
            <draw:path draw:style-name="gr10" draw:text-style-name="P5" draw:layer="layout" svg:width="3.175cm" svg:height="2.223cm" svg:x="16.193cm" svg:y="13.167cm" svg:viewBox="0 0 3176 2224" svg:d="M0 1959v-1959h3176v1959c-43-32-87-62-133-88-201-116-429-177-661-177s-460 61-661 177c-47 26-91 56-134 88-42 32-86 61-132 87-201 116-429 178-661 178s-460-62-661-178c-46-26-91-55-133-87z">
              <text:p/>
            </draw:path>
            <draw:path draw:style-name="gr11" draw:text-style-name="P2" draw:layer="layout" svg:width="3.175cm" svg:height="2.223cm" svg:x="16.193cm" svg:y="13.167cm" svg:viewBox="0 0 3176 2224" svg:d="M0 1959v-1959h3176v1959c-43-32-87-62-133-88-201-116-429-177-661-177s-460 61-661 177c-47 26-91 56-134 88-42 32-86 61-132 87-201 116-429 178-661 178s-460-62-661-178c-46-26-91-55-133-87z">
              <text:p/>
            </draw:path>
          </draw:g>
          <draw:frame draw:style-name="gr12" draw:text-style-name="P2" draw:layer="layout" svg:width="3.175cm" svg:height="1.693cm" svg:x="16.193cm" svg:y="13.167cm">
            <draw:text-box>
              <text:p text:style-name="P3"><text:span text:style-name="T2">Document</text:span></text:p>
            </draw:text-box>
          </draw:frame>
        </draw:g>
        <draw:g draw:style-name="gr1">
          <draw:g>
            <draw:path draw:style-name="gr10" draw:text-style-name="P5" draw:layer="layout" svg:width="3.175cm" svg:height="2.223cm" svg:x="1.588cm" svg:y="13.167cm" svg:viewBox="0 0 3176 2224" svg:d="M0 1959v-1959h3176v1959c-43-32-87-62-133-88-201-116-429-177-661-177s-460 61-661 177c-47 26-91 56-134 88-42 32-86 61-132 87-201 116-429 178-661 178s-460-62-661-178c-46-26-91-55-133-87z">
              <text:p/>
            </draw:path>
            <draw:path draw:style-name="gr11" draw:text-style-name="P2" draw:layer="layout" svg:width="3.175cm" svg:height="2.223cm" svg:x="1.588cm" svg:y="13.167cm" svg:viewBox="0 0 3176 2224" svg:d="M0 1959v-1959h3176v1959c-43-32-87-62-133-88-201-116-429-177-661-177s-460 61-661 177c-47 26-91 56-134 88-42 32-86 61-132 87-201 116-429 178-661 178s-460-62-661-178c-46-26-91-55-133-87z">
              <text:p/>
            </draw:path>
          </draw:g>
          <draw:frame draw:style-name="gr12" draw:text-style-name="P2" draw:layer="layout" svg:width="3.175cm" svg:height="1.693cm" svg:x="1.588cm" svg:y="13.167cm">
            <draw:text-box>
              <text:p text:style-name="P3"><text:span text:style-name="T2">Document</text:span></text:p>
            </draw:text-box>
          </draw:frame>
        </draw:g>
        <draw:g draw:style-name="gr1">
          <draw:g>
            <draw:polygon draw:style-name="gr13" draw:text-style-name="P6" draw:layer="layout" svg:width="2.223cm" svg:height="2.223cm" svg:x="9.337cm" svg:y="17.506cm" svg:viewBox="0 0 2224 2224" draw:points="0,0 0,1112 1112,2224 2224,1112 2224,0">
              <text:p/>
            </draw:polygon>
            <draw:polygon draw:style-name="gr6" draw:text-style-name="P2" draw:layer="layout" svg:width="2.223cm" svg:height="2.223cm" svg:x="9.337cm" svg:y="17.506cm" svg:viewBox="0 0 2224 2224" draw:points="0,0 0,1112 1112,2224 2224,1112 2224,0">
              <text:p/>
            </draw:polygon>
          </draw:g>
          <draw:frame draw:style-name="gr14" draw:text-style-name="P2" draw:layer="layout" svg:width="2.223cm" svg:height="1.667cm" svg:x="9.337cm" svg:y="17.506cm">
            <draw:text-box>
              <text:p text:style-name="P3"><text:span text:style-name="T3">Next Step</text:span></text:p>
            </draw:text-box>
          </draw:frame>
        </draw:g>
        <draw:g draw:style-name="gr1">
          <draw:g>
            <draw:polygon draw:style-name="gr8" draw:text-style-name="P5" draw:layer="layout" svg:width="3.175cm" svg:height="1.905cm" svg:x="13.335cm" svg:y="8.361cm" svg:viewBox="0 0 3176 1906" draw:points="635,1906 2541,1906 3176,0 0,0">
              <text:p/>
            </draw:polygon>
            <draw:polygon draw:style-name="gr6" draw:text-style-name="P2" draw:layer="layout" svg:width="3.175cm" svg:height="1.905cm" svg:x="13.335cm" svg:y="8.361cm" svg:viewBox="0 0 3176 1906" draw:points="635,1906 2541,1906 3176,0 0,0">
              <text:p/>
            </draw:polygon>
          </draw:g>
          <draw:frame draw:style-name="gr9" draw:text-style-name="P2" draw:layer="layout" svg:width="1.905cm" svg:height="1.905cm" svg:x="13.97cm" svg:y="8.361cm">
            <draw:text-box>
              <text:p text:style-name="P3"><text:span text:style-name="T2">User</text:span></text:p>
            </draw:text-box>
          </draw:frame>
        </draw:g>
        <draw:g draw:style-name="gr1">
          <draw:g>
            <draw:polygon draw:style-name="gr8" draw:text-style-name="P5" draw:layer="layout" svg:width="3.175cm" svg:height="1.905cm" svg:x="16.827cm" svg:y="8.361cm" svg:viewBox="0 0 3176 1906" draw:points="635,1906 2541,1906 3176,0 0,0">
              <text:p/>
            </draw:polygon>
            <draw:polygon draw:style-name="gr6" draw:text-style-name="P2" draw:layer="layout" svg:width="3.175cm" svg:height="1.905cm" svg:x="16.827cm" svg:y="8.361cm" svg:viewBox="0 0 3176 1906" draw:points="635,1906 2541,1906 3176,0 0,0">
              <text:p/>
            </draw:polygon>
          </draw:g>
          <draw:frame draw:style-name="gr9" draw:text-style-name="P2" draw:layer="layout" svg:width="1.905cm" svg:height="1.905cm" svg:x="17.463cm" svg:y="8.361cm">
            <draw:text-box>
              <text:p text:style-name="P3"><text:span text:style-name="T2">Manager</text:span></text:p>
            </draw:text-box>
          </draw:frame>
        </draw:g>
        <draw:g draw:style-name="gr1">
          <draw:g>
            <draw:polygon draw:style-name="gr8" draw:text-style-name="P5" draw:layer="layout" svg:width="3.175cm" svg:height="1.905cm" svg:x="20.32cm" svg:y="8.361cm" svg:viewBox="0 0 3176 1906" draw:points="635,1906 2541,1906 3176,0 0,0">
              <text:p/>
            </draw:polygon>
            <draw:polygon draw:style-name="gr6" draw:text-style-name="P2" draw:layer="layout" svg:width="3.175cm" svg:height="1.905cm" svg:x="20.32cm" svg:y="8.361cm" svg:viewBox="0 0 3176 1906" draw:points="635,1906 2541,1906 3176,0 0,0">
              <text:p/>
            </draw:polygon>
          </draw:g>
          <draw:frame draw:style-name="gr9" draw:text-style-name="P2" draw:layer="layout" svg:width="1.905cm" svg:height="1.905cm" svg:x="20.955cm" svg:y="8.361cm">
            <draw:text-box>
              <text:p text:style-name="P3"><text:span text:style-name="T2">Physical Security</text:span></text:p>
            </draw:text-box>
          </draw:frame>
        </draw:g>
        <draw:g draw:style-name="gr1">
          <draw:g>
            <draw:polygon draw:style-name="gr8" draw:text-style-name="P5" draw:layer="layout" svg:width="3.175cm" svg:height="1.905cm" svg:x="23.813cm" svg:y="8.361cm" svg:viewBox="0 0 3176 1906" draw:points="635,1906 2541,1906 3176,0 0,0">
              <text:p/>
            </draw:polygon>
            <draw:polygon draw:style-name="gr6" draw:text-style-name="P2" draw:layer="layout" svg:width="3.175cm" svg:height="1.905cm" svg:x="23.813cm" svg:y="8.361cm" svg:viewBox="0 0 3176 1906" draw:points="635,1906 2541,1906 3176,0 0,0">
              <text:p/>
            </draw:polygon>
          </draw:g>
          <draw:frame draw:style-name="gr9" draw:text-style-name="P2" draw:layer="layout" svg:width="1.905cm" svg:height="1.905cm" svg:x="24.448cm" svg:y="8.361cm">
            <draw:text-box>
              <text:p text:style-name="P3"><text:span text:style-name="T4">Key Stakeholders</text:span></text:p>
            </draw:text-box>
          </draw:frame>
        </draw:g>
        <draw:frame draw:style-name="gr15" draw:text-style-name="P2" draw:layer="layout" svg:width="4.445cm" svg:height="0.635cm" svg:x="22.86cm" svg:y="0.318cm">
          <draw:text-box>
            <text:p text:style-name="P3"><text:span text:style-name="T5">DDOS- Prepare</text:span></text:p>
          </draw:text-box>
        </draw:frame>
        <draw:line draw:style-name="gr16" draw:text-style-name="P2" draw:layer="layout" svg:x1="4.763cm" svg:y1="2.328cm" svg:x2="8.544cm" svg:y2="2.328cm">
          <text:p/>
        </draw:line>
        <draw:line draw:style-name="gr16" draw:text-style-name="P2" draw:layer="layout" svg:x1="10.449cm" svg:y1="3.598cm" svg:x2="10.449cm" svg:y2="4.55cm">
          <text:p/>
        </draw:line>
        <draw:line draw:style-name="gr16" draw:text-style-name="P2" draw:layer="layout" svg:x1="10.449cm" svg:y1="7.091cm" svg:x2="10.449cm" svg:y2="8.043cm">
          <text:p/>
        </draw:line>
        <draw:line draw:style-name="gr16" draw:text-style-name="P2" draw:layer="layout" svg:x1="14.605cm" svg:y1="14.278cm" svg:x2="16.192cm" svg:y2="14.278cm">
          <text:p/>
        </draw:line>
        <draw:line draw:style-name="gr16" draw:text-style-name="P2" draw:layer="layout" svg:x1="6.033cm" svg:y1="14.278cm" svg:x2="4.763cm" svg:y2="14.278cm">
          <text:p/>
        </draw:line>
        <draw:line draw:style-name="gr16" draw:text-style-name="P2" draw:layer="layout" svg:x1="10.45cm" svg:y1="10.583cm" svg:x2="7.938cm" svg:y2="13.008cm">
          <text:p/>
        </draw:line>
        <draw:line draw:style-name="gr16" draw:text-style-name="P2" draw:layer="layout" svg:x1="10.449cm" svg:y1="10.583cm" svg:x2="12.701cm" svg:y2="13.008cm">
          <text:p/>
        </draw:line>
        <draw:line draw:style-name="gr16" draw:text-style-name="P2" draw:layer="layout" svg:x1="7.938cm" svg:y1="15.548cm" svg:x2="10.45cm" svg:y2="17.507cm">
          <text:p/>
        </draw:line>
        <draw:line draw:style-name="gr16" draw:text-style-name="P2" draw:layer="layout" svg:x1="12.701cm" svg:y1="15.548cm" svg:x2="10.449cm" svg:y2="17.507cm">
          <text:p/>
        </draw:line>
        <draw:line draw:style-name="gr17" draw:text-style-name="P2" draw:layer="layout" svg:x1="12.354cm" svg:y1="2.328cm" svg:x2="13.97cm" svg:y2="2.328cm">
          <text:p/>
        </draw:line>
        <draw:line draw:style-name="gr17" draw:text-style-name="P2" draw:layer="layout" svg:x1="17.145cm" svg:y1="2.328cm" svg:x2="18.097cm" svg:y2="2.328cm">
          <text:p/>
        </draw:line>
        <draw:line draw:style-name="gr17" draw:text-style-name="P2" draw:layer="layout" svg:x1="21.273cm" svg:y1="2.328cm" svg:x2="22.225cm" svg:y2="2.328cm">
          <text:p/>
        </draw:line>
        <draw:line draw:style-name="gr17" draw:text-style-name="P2" draw:layer="layout" svg:x1="12.354cm" svg:y1="9.313cm" svg:x2="13.652cm" svg:y2="9.313cm">
          <text:p/>
        </draw:line>
        <draw:line draw:style-name="gr17" draw:text-style-name="P2" draw:layer="layout" svg:x1="16.193cm" svg:y1="9.313cm" svg:x2="17.145cm" svg:y2="9.313cm">
          <text:p/>
        </draw:line>
        <draw:line draw:style-name="gr17" draw:text-style-name="P2" draw:layer="layout" svg:x1="19.685cm" svg:y1="9.313cm" svg:x2="20.637cm" svg:y2="9.313cm">
          <text:p/>
        </draw:line>
        <draw:line draw:style-name="gr17" draw:text-style-name="P2" draw:layer="layout" svg:x1="23.178cm" svg:y1="9.313cm" svg:x2="24.13cm" svg:y2="9.313cm">
          <text:p/>
        </draw:line>
      </draw:page>
      <draw:page draw:name="Detect" draw:style-name="dp1" draw:master-page-name="PM1">
        <draw:g draw:style-name="gr1">
          <draw:g>
            <draw:polygon draw:style-name="gr13" draw:text-style-name="P6" draw:layer="layout" svg:width="1.758cm" svg:height="1.758cm" svg:x="15.322cm" svg:y="1.417cm" svg:viewBox="0 0 1759 1759" draw:points="0,0 0,880 880,1759 1759,880 1759,0">
              <text:p/>
            </draw:polygon>
            <draw:polygon draw:style-name="gr6" draw:text-style-name="P2" draw:layer="layout" svg:width="1.758cm" svg:height="1.758cm" svg:x="15.322cm" svg:y="1.417cm" svg:viewBox="0 0 1759 1759" draw:points="0,0 0,880 880,1759 1759,880 1759,0">
              <text:p/>
            </draw:polygon>
          </draw:g>
          <draw:frame draw:style-name="gr18" draw:text-style-name="P2" draw:layer="layout" svg:width="1.758cm" svg:height="1.319cm" svg:x="15.322cm" svg:y="1.417cm">
            <draw:text-box>
              <text:p text:style-name="P3"><text:span text:style-name="T4">Prev Step</text:span></text:p>
            </draw:text-box>
          </draw:frame>
        </draw:g>
        <draw:g draw:style-name="gr1">
          <draw:g>
            <draw:polygon draw:style-name="gr19" draw:text-style-name="P7" draw:layer="layout" svg:width="3.81cm" svg:height="2.54cm" svg:x="14.296cm" svg:y="5.989cm" svg:viewBox="0 0 3811 2541" draw:points="1905,2541 3811,1271 1905,0 0,1271">
              <text:p/>
            </draw:polygon>
            <draw:polygon draw:style-name="gr6" draw:text-style-name="P2" draw:layer="layout" svg:width="3.81cm" svg:height="2.54cm" svg:x="14.296cm" svg:y="5.989cm" svg:viewBox="0 0 3811 2541" draw:points="1905,2541 3811,1271 1905,0 0,1271">
              <text:p/>
            </draw:polygon>
          </draw:g>
          <draw:frame draw:style-name="gr7" draw:text-style-name="P2" draw:layer="layout" svg:width="3.81cm" svg:height="2.54cm" svg:x="14.296cm" svg:y="5.989cm">
            <draw:text-box>
              <text:p text:style-name="P3"><text:span text:style-name="T6">Define Threat Indicators</text:span></text:p>
            </draw:text-box>
          </draw:frame>
        </draw:g>
        <draw:g draw:style-name="gr1">
          <draw:g>
            <draw:polygon draw:style-name="gr5" draw:text-style-name="P4" draw:layer="layout" svg:width="3.81cm" svg:height="1.905cm" svg:x="8.89cm" svg:y="6.307cm" svg:viewBox="0 0 3811 1906" draw:points="0,1906 3811,1906 3811,0 0,0">
              <text:p/>
            </draw:polygon>
            <draw:polygon draw:style-name="gr6" draw:text-style-name="P2" draw:layer="layout" svg:width="3.81cm" svg:height="1.905cm" svg:x="8.89cm" svg:y="6.307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8.89cm" svg:y="6.307cm">
            <draw:text-box>
              <text:p text:style-name="P3"><text:span text:style-name="T2">Standard</text:span></text:p>
            </draw:text-box>
          </draw:frame>
        </draw:g>
        <draw:g draw:style-name="gr1">
          <draw:g>
            <draw:polygon draw:style-name="gr5" draw:text-style-name="P4" draw:layer="layout" svg:width="3.81cm" svg:height="1.905cm" svg:x="19.367cm" svg:y="6.307cm" svg:viewBox="0 0 3811 1906" draw:points="0,1906 3811,1906 3811,0 0,0">
              <text:p/>
            </draw:polygon>
            <draw:polygon draw:style-name="gr6" draw:text-style-name="P2" draw:layer="layout" svg:width="3.81cm" svg:height="1.905cm" svg:x="19.367cm" svg:y="6.307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19.367cm" svg:y="6.307cm">
            <draw:text-box>
              <text:p text:style-name="P3"><text:span text:style-name="T2">Custom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8.89cm" svg:y="3.493cm" svg:viewBox="0 0 3811 1906" draw:points="0,1906 3811,1906 3811,0 0,0">
              <text:p/>
            </draw:polygon>
            <draw:polygon draw:style-name="gr6" draw:text-style-name="P2" draw:layer="layout" svg:width="3.81cm" svg:height="1.905cm" svg:x="8.89cm" svg:y="3.493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8.89cm" svg:y="3.493cm">
            <draw:text-box>
              <text:p text:style-name="P3"><text:span text:style-name="T6">Detection of unknown or unidentified packets from unknown senders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14.296cm" svg:y="9.366cm" svg:viewBox="0 0 3811 1906" draw:points="0,1906 3811,1906 3811,0 0,0">
              <text:p/>
            </draw:polygon>
            <draw:polygon draw:style-name="gr6" draw:text-style-name="P2" draw:layer="layout" svg:width="3.81cm" svg:height="1.905cm" svg:x="14.296cm" svg:y="9.366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14.296cm" svg:y="9.366cm">
            <draw:text-box>
              <text:p text:style-name="P3"><text:span text:style-name="T6">Categorize Incident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14.296cm" svg:y="12.108cm" svg:viewBox="0 0 3811 1906" draw:points="0,1906 3811,1906 3811,0 0,0">
              <text:p/>
            </draw:polygon>
            <draw:polygon draw:style-name="gr6" draw:text-style-name="P2" draw:layer="layout" svg:width="3.81cm" svg:height="1.905cm" svg:x="14.296cm" svg:y="12.108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14.296cm" svg:y="12.108cm">
            <draw:text-box>
              <text:p text:style-name="P3"><text:span text:style-name="T6">Request Packet Capture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14.296cm" svg:y="14.85cm" svg:viewBox="0 0 3811 1906" draw:points="0,1906 3811,1906 3811,0 0,0">
              <text:p/>
            </draw:polygon>
            <draw:polygon draw:style-name="gr6" draw:text-style-name="P2" draw:layer="layout" svg:width="3.81cm" svg:height="1.905cm" svg:x="14.296cm" svg:y="14.85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14.296cm" svg:y="14.85cm">
            <draw:text-box>
              <text:p text:style-name="P3"><text:span text:style-name="T6">Conduct Scans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4.763cm" svg:y="3.493cm" svg:viewBox="0 0 3811 1906" draw:points="0,1906 3811,1906 3811,0 0,0">
              <text:p/>
            </draw:polygon>
            <draw:polygon draw:style-name="gr6" draw:text-style-name="P2" draw:layer="layout" svg:width="3.81cm" svg:height="1.905cm" svg:x="4.763cm" svg:y="3.493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4.763cm" svg:y="3.493cm">
            <draw:text-box>
              <text:p text:style-name="P3"><text:span text:style-name="T6">Peaked amount of inbound data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23.377cm" svg:y="6.307cm" svg:viewBox="0 0 3811 1906" draw:points="0,1906 3811,1906 3811,0 0,0">
              <text:p/>
            </draw:polygon>
            <draw:polygon draw:style-name="gr6" draw:text-style-name="P2" draw:layer="layout" svg:width="3.81cm" svg:height="1.905cm" svg:x="23.377cm" svg:y="6.307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23.377cm" svg:y="6.307cm">
            <draw:text-box>
              <text:p text:style-name="P3"><text:span text:style-name="T6">Custom Indicators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0.635cm" svg:y="3.493cm" svg:viewBox="0 0 3811 1906" draw:points="0,1906 3811,1906 3811,0 0,0">
              <text:p/>
            </draw:polygon>
            <draw:polygon draw:style-name="gr6" draw:text-style-name="P2" draw:layer="layout" svg:width="3.81cm" svg:height="1.905cm" svg:x="0.635cm" svg:y="3.493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0.635cm" svg:y="3.493cm">
            <draw:text-box>
              <text:p text:style-name="P3"><text:span text:style-name="T6">Unknown or unexpected incoming Internet traffic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0.57cm" svg:y="9.085cm" svg:viewBox="0 0 3811 1906" draw:points="0,1906 3811,1906 3811,0 0,0">
              <text:p/>
            </draw:polygon>
            <draw:polygon draw:style-name="gr6" draw:text-style-name="P2" draw:layer="layout" svg:width="3.81cm" svg:height="1.905cm" svg:x="0.57cm" svg:y="9.085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0.57cm" svg:y="9.085cm">
            <draw:text-box>
              <text:p text:style-name="P3"><text:span text:style-name="T6">Alerting from Firewall and Intrusion Detection Systems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4.763cm" svg:y="9.085cm" svg:viewBox="0 0 3811 1906" draw:points="0,1906 3811,1906 3811,0 0,0">
              <text:p/>
            </draw:polygon>
            <draw:polygon draw:style-name="gr6" draw:text-style-name="P2" draw:layer="layout" svg:width="3.81cm" svg:height="1.905cm" svg:x="4.763cm" svg:y="9.085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4.763cm" svg:y="9.085cm">
            <draw:text-box>
              <text:p text:style-name="P3"><text:span text:style-name="T6">Notification from outside organizations (ISP, business partners, 3</text:span><text:span text:style-name="T7">rd</text:span><text:span text:style-name="T6"> party)</text:span></text:p>
            </draw:text-box>
          </draw:frame>
        </draw:g>
        <draw:g draw:style-name="gr1">
          <draw:g>
            <draw:polygon draw:style-name="gr13" draw:text-style-name="P6" draw:layer="layout" svg:width="1.588cm" svg:height="1.588cm" svg:x="15.407cm" svg:y="18.733cm" svg:viewBox="0 0 1589 1589" draw:points="0,0 0,794 794,1589 1589,794 1589,0">
              <text:p/>
            </draw:polygon>
            <draw:polygon draw:style-name="gr6" draw:text-style-name="P2" draw:layer="layout" svg:width="1.588cm" svg:height="1.588cm" svg:x="15.407cm" svg:y="18.733cm" svg:viewBox="0 0 1589 1589" draw:points="0,0 0,794 794,1589 1589,794 1589,0">
              <text:p/>
            </draw:polygon>
          </draw:g>
          <draw:frame draw:style-name="gr21" draw:text-style-name="P2" draw:layer="layout" svg:width="1.588cm" svg:height="1.191cm" svg:x="15.407cm" svg:y="18.733cm">
            <draw:text-box>
              <text:p text:style-name="P3"><text:span text:style-name="T3">Next Step</text:span></text:p>
            </draw:text-box>
          </draw:frame>
        </draw:g>
        <draw:line draw:style-name="gr16" draw:text-style-name="P2" draw:layer="layout" svg:x1="16.201cm" svg:y1="3.175cm" svg:x2="16.201cm" svg:y2="5.989cm">
          <text:p/>
        </draw:line>
        <draw:line draw:style-name="gr16" draw:text-style-name="P2" draw:layer="layout" svg:x1="14.295cm" svg:y1="7.259cm" svg:x2="12.7cm" svg:y2="7.259cm">
          <text:p/>
        </draw:line>
        <draw:line draw:style-name="gr16" draw:text-style-name="P2" draw:layer="layout" svg:x1="18.106cm" svg:y1="7.259cm" svg:x2="19.367cm" svg:y2="7.259cm">
          <text:p/>
        </draw:line>
        <draw:line draw:style-name="gr16" draw:text-style-name="P2" draw:layer="layout" svg:x1="16.201cm" svg:y1="8.529cm" svg:x2="16.201cm" svg:y2="9.365cm">
          <text:p/>
        </draw:line>
        <draw:line draw:style-name="gr16" draw:text-style-name="P2" draw:layer="layout" svg:x1="16.201cm" svg:y1="16.755cm" svg:x2="16.201cm" svg:y2="18.732cm">
          <text:p/>
        </draw:line>
        <draw:line draw:style-name="gr17" draw:text-style-name="P2" draw:layer="layout" svg:x1="16.201cm" svg:y1="11.271cm" svg:x2="16.201cm" svg:y2="12.107cm">
          <text:p/>
        </draw:line>
        <draw:line draw:style-name="gr17" draw:text-style-name="P2" draw:layer="layout" svg:x1="16.201cm" svg:y1="14.013cm" svg:x2="16.201cm" svg:y2="14.849cm">
          <text:p/>
        </draw:line>
        <draw:line draw:style-name="gr22" draw:text-style-name="P2" draw:layer="layout" svg:x1="23.178cm" svg:y1="7.259cm" svg:x2="23.377cm" svg:y2="7.259cm">
          <text:p/>
        </draw:line>
        <draw:line draw:style-name="gr17" draw:text-style-name="P2" draw:layer="layout" svg:x1="23.178cm" svg:y1="7.259cm" svg:x2="23.377cm" svg:y2="7.259cm">
          <text:p/>
        </draw:line>
        <draw:polygon draw:style-name="gr22" draw:text-style-name="P2" draw:layer="layout" svg:width="0cm" svg:height="0cm" svg:x="23.813cm" svg:y="8.89cm" svg:viewBox="0 0 0 0" draw:points="0,0">
          <text:p/>
        </draw:polygon>
        <draw:line draw:style-name="gr17" draw:text-style-name="P2" draw:layer="layout" svg:x1="10.795cm" svg:y1="5.398cm" svg:x2="10.795cm" svg:y2="6.307cm">
          <text:p/>
        </draw:line>
        <draw:line draw:style-name="gr17" draw:text-style-name="P2" draw:layer="layout" svg:x1="8.572cm" svg:y1="4.445cm" svg:x2="8.889cm" svg:y2="4.445cm">
          <text:p/>
        </draw:line>
        <draw:line draw:style-name="gr17" draw:text-style-name="P2" draw:layer="layout" svg:x1="4.445cm" svg:y1="4.445cm" svg:x2="4.762cm" svg:y2="4.445cm">
          <text:p/>
        </draw:line>
        <draw:line draw:style-name="gr17" draw:text-style-name="P2" draw:layer="layout" svg:x1="4.38cm" svg:y1="10.038cm" svg:x2="4.762cm" svg:y2="10.038cm">
          <text:p/>
        </draw:line>
        <draw:line draw:style-name="gr17" draw:text-style-name="P2" draw:layer="layout" svg:x1="2.475cm" svg:y1="9.087cm" svg:x2="2.541cm" svg:y2="5.398cm">
          <text:p/>
        </draw:line>
        <draw:line draw:style-name="gr17" draw:text-style-name="P2" draw:layer="layout" svg:x1="6.668cm" svg:y1="9.085cm" svg:x2="6.668cm" svg:y2="5.398cm">
          <text:p/>
        </draw:line>
        <draw:line draw:style-name="gr17" draw:text-style-name="P2" draw:layer="layout" svg:x1="10.795cm" svg:y1="10.001cm" svg:x2="10.795cm" svg:y2="8.212cm">
          <text:p/>
        </draw:line>
        <draw:frame draw:style-name="gr15" draw:text-style-name="P2" draw:layer="layout" svg:width="3.493cm" svg:height="0.635cm" svg:x="23.813cm" svg:y="0.635cm">
          <draw:text-box>
            <text:p text:style-name="P3"><text:span text:style-name="T5">DDOS- Detect</text:span></text:p>
          </draw:text-box>
        </draw:frame>
        <draw:line draw:style-name="gr17" draw:text-style-name="P2" draw:layer="layout" svg:x1="8.572cm" svg:y1="10.038cm" svg:x2="10.796cm" svg:y2="10.056cm">
          <text:p/>
        </draw:line>
      </draw:page>
      <draw:page draw:name="Analyze" draw:style-name="dp1" draw:master-page-name="PM2">
        <draw:g draw:style-name="gr1">
          <draw:g>
            <draw:polygon draw:style-name="gr13" draw:text-style-name="P6" draw:layer="layout" svg:width="1.905cm" svg:height="1.905cm" svg:x="14.946cm" svg:y="0.635cm" svg:viewBox="0 0 1906 1906" draw:points="0,0 0,952 952,1906 1906,952 1906,0">
              <text:p/>
            </draw:polygon>
            <draw:polygon draw:style-name="gr6" draw:text-style-name="P2" draw:layer="layout" svg:width="1.905cm" svg:height="1.905cm" svg:x="14.946cm" svg:y="0.635cm" svg:viewBox="0 0 1906 1906" draw:points="0,0 0,952 952,1906 1906,952 1906,0">
              <text:p/>
            </draw:polygon>
          </draw:g>
          <draw:frame draw:style-name="gr23" draw:text-style-name="P2" draw:layer="layout" svg:width="1.905cm" svg:height="1.429cm" svg:x="14.946cm" svg:y="0.635cm">
            <draw:text-box>
              <text:p text:style-name="P3"><text:span text:style-name="T3">Prev Step</text:span></text:p>
            </draw:text-box>
          </draw:frame>
        </draw:g>
        <draw:g draw:style-name="gr1">
          <draw:g>
            <draw:polygon draw:style-name="gr19" draw:text-style-name="P7" draw:layer="layout" svg:width="3.81cm" svg:height="2.54cm" svg:x="13.993cm" svg:y="4.445cm" svg:viewBox="0 0 3811 2541" draw:points="1905,2541 3811,1271 1905,0 0,1271">
              <text:p/>
            </draw:polygon>
            <draw:polygon draw:style-name="gr6" draw:text-style-name="P2" draw:layer="layout" svg:width="3.81cm" svg:height="2.54cm" svg:x="13.993cm" svg:y="4.445cm" svg:viewBox="0 0 3811 2541" draw:points="1905,2541 3811,1271 1905,0 0,1271">
              <text:p/>
            </draw:polygon>
          </draw:g>
          <draw:frame draw:style-name="gr7" draw:text-style-name="P2" draw:layer="layout" svg:width="3.81cm" svg:height="2.54cm" svg:x="13.993cm" svg:y="4.445cm">
            <draw:text-box>
              <text:p text:style-name="P3"><text:span text:style-name="T6">Define Risk Factors</text:span></text:p>
            </draw:text-box>
          </draw:frame>
        </draw:g>
        <draw:g draw:style-name="gr1">
          <draw:g>
            <draw:polygon draw:style-name="gr5" draw:text-style-name="P4" draw:layer="layout" svg:width="3.81cm" svg:height="1.905cm" svg:x="9.231cm" svg:y="4.763cm" svg:viewBox="0 0 3811 1906" draw:points="0,1906 3811,1906 3811,0 0,0">
              <text:p/>
            </draw:polygon>
            <draw:polygon draw:style-name="gr6" draw:text-style-name="P2" draw:layer="layout" svg:width="3.81cm" svg:height="1.905cm" svg:x="9.231cm" svg:y="4.763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9.231cm" svg:y="4.763cm">
            <draw:text-box>
              <text:p text:style-name="P3"><text:span text:style-name="T2">Standard</text:span></text:p>
            </draw:text-box>
          </draw:frame>
        </draw:g>
        <draw:g draw:style-name="gr1">
          <draw:g>
            <draw:polygon draw:style-name="gr5" draw:text-style-name="P4" draw:layer="layout" svg:width="3.81cm" svg:height="1.905cm" svg:x="18.415cm" svg:y="4.763cm" svg:viewBox="0 0 3811 1906" draw:points="0,1906 3811,1906 3811,0 0,0">
              <text:p/>
            </draw:polygon>
            <draw:polygon draw:style-name="gr6" draw:text-style-name="P2" draw:layer="layout" svg:width="3.81cm" svg:height="1.905cm" svg:x="18.415cm" svg:y="4.763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18.415cm" svg:y="4.763cm">
            <draw:text-box>
              <text:p text:style-name="P3"><text:span text:style-name="T2">Custom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22.837cm" svg:y="4.763cm" svg:viewBox="0 0 3811 1906" draw:points="0,1906 3811,1906 3811,0 0,0">
              <text:p/>
            </draw:polygon>
            <draw:polygon draw:style-name="gr6" draw:text-style-name="P2" draw:layer="layout" svg:width="3.81cm" svg:height="1.905cm" svg:x="22.837cm" svg:y="4.763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22.837cm" svg:y="4.763cm">
            <draw:text-box>
              <text:p text:style-name="P3"><text:span text:style-name="T2">Custom Factors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5.08cm" svg:y="4.763cm" svg:viewBox="0 0 3811 1906" draw:points="0,1906 3811,1906 3811,0 0,0">
              <text:p/>
            </draw:polygon>
            <draw:polygon draw:style-name="gr6" draw:text-style-name="P2" draw:layer="layout" svg:width="3.81cm" svg:height="1.905cm" svg:x="5.08cm" svg:y="4.763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5.08cm" svg:y="4.763cm">
            <draw:text-box>
              <text:p text:style-name="P3"><text:span text:style-name="T6">This act is being launched by known entities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0.929cm" svg:y="4.763cm" svg:viewBox="0 0 3811 1906" draw:points="0,1906 3811,1906 3811,0 0,0">
              <text:p/>
            </draw:polygon>
            <draw:polygon draw:style-name="gr6" draw:text-style-name="P2" draw:layer="layout" svg:width="3.81cm" svg:height="1.905cm" svg:x="0.929cm" svg:y="4.763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0.929cm" svg:y="4.763cm">
            <draw:text-box>
              <text:p text:style-name="P3"><text:span text:style-name="T3">Ability to control/record/measure/track any significant amounts of inventory/products/cash/revenue lost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13.993cm" svg:y="7.302cm" svg:viewBox="0 0 3811 1906" draw:points="0,1906 3811,1906 3811,0 0,0">
              <text:p/>
            </draw:polygon>
            <draw:polygon draw:style-name="gr6" draw:text-style-name="P2" draw:layer="layout" svg:width="3.81cm" svg:height="1.905cm" svg:x="13.993cm" svg:y="7.302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13.993cm" svg:y="7.302cm">
            <draw:text-box>
              <text:p text:style-name="P3"><text:span text:style-name="T6">Determine Patch Methods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13.993cm" svg:y="9.525cm" svg:viewBox="0 0 3811 1906" draw:points="0,1906 3811,1906 3811,0 0,0">
              <text:p/>
            </draw:polygon>
            <draw:polygon draw:style-name="gr6" draw:text-style-name="P2" draw:layer="layout" svg:width="3.81cm" svg:height="1.905cm" svg:x="13.993cm" svg:y="9.525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13.993cm" svg:y="9.525cm">
            <draw:text-box>
              <text:p text:style-name="P3"><text:span text:style-name="T6">Log Collection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13.993cm" svg:y="11.747cm" svg:viewBox="0 0 3811 1906" draw:points="0,1906 3811,1906 3811,0 0,0">
              <text:p/>
            </draw:polygon>
            <draw:polygon draw:style-name="gr6" draw:text-style-name="P2" draw:layer="layout" svg:width="3.81cm" svg:height="1.905cm" svg:x="13.993cm" svg:y="11.747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13.993cm" svg:y="11.747cm">
            <draw:text-box>
              <text:p text:style-name="P3"><text:span text:style-name="T6">Evidence Collection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13.993cm" svg:y="13.97cm" svg:viewBox="0 0 3811 1906" draw:points="0,1906 3811,1906 3811,0 0,0">
              <text:p/>
            </draw:polygon>
            <draw:polygon draw:style-name="gr6" draw:text-style-name="P2" draw:layer="layout" svg:width="3.81cm" svg:height="1.905cm" svg:x="13.993cm" svg:y="13.97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13.993cm" svg:y="13.97cm">
            <draw:text-box>
              <text:p text:style-name="P3"><text:span text:style-name="T6">Data Capture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13.993cm" svg:y="16.193cm" svg:viewBox="0 0 3811 1906" draw:points="0,1906 3811,1906 3811,0 0,0">
              <text:p/>
            </draw:polygon>
            <draw:polygon draw:style-name="gr6" draw:text-style-name="P2" draw:layer="layout" svg:width="3.81cm" svg:height="1.905cm" svg:x="13.993cm" svg:y="16.193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13.993cm" svg:y="16.193cm">
            <draw:text-box>
              <text:p text:style-name="P3"><text:span text:style-name="T6">Analysis</text:span></text:p>
            </draw:text-box>
          </draw:frame>
        </draw:g>
        <draw:g draw:style-name="gr1">
          <draw:g>
            <draw:polygon draw:style-name="gr13" draw:text-style-name="P6" draw:layer="layout" svg:width="1.564cm" svg:height="1.564cm" svg:x="15.116cm" svg:y="19.391cm" svg:viewBox="0 0 1565 1565" draw:points="0,0 0,783 783,1565 1565,783 1565,0">
              <text:p/>
            </draw:polygon>
            <draw:polygon draw:style-name="gr6" draw:text-style-name="P2" draw:layer="layout" svg:width="1.564cm" svg:height="1.564cm" svg:x="15.116cm" svg:y="19.391cm" svg:viewBox="0 0 1565 1565" draw:points="0,0 0,783 783,1565 1565,783 1565,0">
              <text:p/>
            </draw:polygon>
          </draw:g>
          <draw:frame draw:style-name="gr24" draw:text-style-name="P2" draw:layer="layout" svg:width="1.564cm" svg:height="1.173cm" svg:x="15.116cm" svg:y="19.391cm">
            <draw:text-box>
              <text:p text:style-name="P3"><text:span text:style-name="T3">Next Step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0.929cm" svg:y="2.54cm" svg:viewBox="0 0 3811 1906" draw:points="0,1906 3811,1906 3811,0 0,0">
              <text:p/>
            </draw:polygon>
            <draw:polygon draw:style-name="gr6" draw:text-style-name="P2" draw:layer="layout" svg:width="3.81cm" svg:height="1.905cm" svg:x="0.929cm" svg:y="2.54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0.929cm" svg:y="2.54cm">
            <draw:text-box>
              <text:p text:style-name="P3"><text:span text:style-name="T6">Public or personnel safety affected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5.08cm" svg:y="2.54cm" svg:viewBox="0 0 3811 1906" draw:points="0,1906 3811,1906 3811,0 0,0">
              <text:p/>
            </draw:polygon>
            <draw:polygon draw:style-name="gr6" draw:text-style-name="P2" draw:layer="layout" svg:width="3.81cm" svg:height="1.905cm" svg:x="5.08cm" svg:y="2.54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5.08cm" svg:y="2.54cm">
            <draw:text-box>
              <text:p text:style-name="P3"><text:span text:style-name="T6">Customers are affected by this incident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9.231cm" svg:y="2.54cm" svg:viewBox="0 0 3811 1906" draw:points="0,1906 3811,1906 3811,0 0,0">
              <text:p/>
            </draw:polygon>
            <draw:polygon draw:style-name="gr6" draw:text-style-name="P2" draw:layer="layout" svg:width="3.81cm" svg:height="1.905cm" svg:x="9.231cm" svg:y="2.54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9.231cm" svg:y="2.54cm">
            <draw:text-box>
              <text:p text:style-name="P3"><text:span text:style-name="T6">Products/goods/services are affected by this attack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0.929cm" svg:y="6.985cm" svg:viewBox="0 0 3811 1906" draw:points="0,1906 3811,1906 3811,0 0,0">
              <text:p/>
            </draw:polygon>
            <draw:polygon draw:style-name="gr6" draw:text-style-name="P2" draw:layer="layout" svg:width="3.81cm" svg:height="1.905cm" svg:x="0.929cm" svg:y="6.985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0.929cm" svg:y="6.985cm">
            <draw:text-box>
              <text:p text:style-name="P3"><text:span text:style-name="T6">There is internal knowledge of this incident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5.08cm" svg:y="6.985cm" svg:viewBox="0 0 3811 1906" draw:points="0,1906 3811,1906 3811,0 0,0">
              <text:p/>
            </draw:polygon>
            <draw:polygon draw:style-name="gr6" draw:text-style-name="P2" draw:layer="layout" svg:width="3.81cm" svg:height="1.905cm" svg:x="5.08cm" svg:y="6.985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5.08cm" svg:y="6.985cm">
            <draw:text-box>
              <text:p text:style-name="P3"><text:span text:style-name="T6">There is external knowledge of this incident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9.231cm" svg:y="6.985cm" svg:viewBox="0 0 3811 1906" draw:points="0,1906 3811,1906 3811,0 0,0">
              <text:p/>
            </draw:polygon>
            <draw:polygon draw:style-name="gr6" draw:text-style-name="P2" draw:layer="layout" svg:width="3.81cm" svg:height="1.905cm" svg:x="9.231cm" svg:y="6.985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9.231cm" svg:y="6.985cm">
            <draw:text-box>
              <text:p text:style-name="P3"><text:span text:style-name="T6">Worst-case business impact if unable to mitigate this attack</text:span></text:p>
            </draw:text-box>
          </draw:frame>
        </draw:g>
        <draw:line draw:style-name="gr16" draw:text-style-name="P2" draw:layer="layout" svg:x1="15.898cm" svg:y1="2.54cm" svg:x2="15.898cm" svg:y2="4.445cm">
          <text:p/>
        </draw:line>
        <draw:line draw:style-name="gr16" draw:text-style-name="P2" draw:layer="layout" svg:x1="13.993cm" svg:y1="5.715cm" svg:x2="13.041cm" svg:y2="5.715cm">
          <text:p/>
        </draw:line>
        <draw:line draw:style-name="gr16" draw:text-style-name="P2" draw:layer="layout" svg:x1="17.803cm" svg:y1="5.715cm" svg:x2="18.414cm" svg:y2="5.715cm">
          <text:p/>
        </draw:line>
        <draw:line draw:style-name="gr16" draw:text-style-name="P2" draw:layer="layout" svg:x1="15.898cm" svg:y1="6.985cm" svg:x2="15.898cm" svg:y2="7.302cm">
          <text:p/>
        </draw:line>
        <draw:line draw:style-name="gr17" draw:text-style-name="P2" draw:layer="layout" svg:x1="22.225cm" svg:y1="5.715cm" svg:x2="22.836cm" svg:y2="5.715cm">
          <text:p/>
        </draw:line>
        <draw:line draw:style-name="gr17" draw:text-style-name="P2" draw:layer="layout" svg:x1="15.898cm" svg:y1="9.208cm" svg:x2="15.898cm" svg:y2="9.525cm">
          <text:p/>
        </draw:line>
        <draw:line draw:style-name="gr17" draw:text-style-name="P2" draw:layer="layout" svg:x1="15.898cm" svg:y1="11.43cm" svg:x2="15.898cm" svg:y2="11.747cm">
          <text:p/>
        </draw:line>
        <draw:line draw:style-name="gr17" draw:text-style-name="P2" draw:layer="layout" svg:x1="15.898cm" svg:y1="13.653cm" svg:x2="15.898cm" svg:y2="13.97cm">
          <text:p/>
        </draw:line>
        <draw:line draw:style-name="gr17" draw:text-style-name="P2" draw:layer="layout" svg:x1="15.898cm" svg:y1="15.875cm" svg:x2="15.898cm" svg:y2="16.192cm">
          <text:p/>
        </draw:line>
        <draw:line draw:style-name="gr17" draw:text-style-name="P2" draw:layer="layout" svg:x1="11.136cm" svg:y1="4.445cm" svg:x2="11.136cm" svg:y2="4.762cm">
          <text:p/>
        </draw:line>
        <draw:line draw:style-name="gr17" draw:text-style-name="P2" draw:layer="layout" svg:x1="11.136cm" svg:y1="6.668cm" svg:x2="11.136cm" svg:y2="6.985cm">
          <text:p/>
        </draw:line>
        <draw:polygon draw:style-name="gr17" draw:text-style-name="P2" draw:layer="layout" svg:width="0cm" svg:height="0cm" svg:x="9.231cm" svg:y="7.938cm" svg:viewBox="0 0 0 0" draw:points="0,0">
          <text:p/>
        </draw:polygon>
        <draw:line draw:style-name="gr17" draw:text-style-name="P2" draw:layer="layout" svg:x1="8.89cm" svg:y1="7.938cm" svg:x2="9.23cm" svg:y2="7.938cm">
          <text:p/>
        </draw:line>
        <draw:line draw:style-name="gr17" draw:text-style-name="P2" draw:layer="layout" svg:x1="8.89cm" svg:y1="5.715cm" svg:x2="9.23cm" svg:y2="5.715cm">
          <text:p/>
        </draw:line>
        <draw:line draw:style-name="gr17" draw:text-style-name="P2" draw:layer="layout" svg:x1="8.89cm" svg:y1="3.493cm" svg:x2="9.23cm" svg:y2="3.493cm">
          <text:p/>
        </draw:line>
        <draw:line draw:style-name="gr17" draw:text-style-name="P2" draw:layer="layout" svg:x1="6.985cm" svg:y1="4.445cm" svg:x2="6.985cm" svg:y2="4.762cm">
          <text:p/>
        </draw:line>
        <draw:line draw:style-name="gr17" draw:text-style-name="P2" draw:layer="layout" svg:x1="6.985cm" svg:y1="6.668cm" svg:x2="6.985cm" svg:y2="6.985cm">
          <text:p/>
        </draw:line>
        <draw:line draw:style-name="gr17" draw:text-style-name="P2" draw:layer="layout" svg:x1="4.739cm" svg:y1="7.938cm" svg:x2="5.079cm" svg:y2="7.938cm">
          <text:p/>
        </draw:line>
        <draw:line draw:style-name="gr17" draw:text-style-name="P2" draw:layer="layout" svg:x1="2.834cm" svg:y1="6.668cm" svg:x2="2.834cm" svg:y2="6.985cm">
          <text:p/>
        </draw:line>
        <draw:line draw:style-name="gr17" draw:text-style-name="P2" draw:layer="layout" svg:x1="2.834cm" svg:y1="4.445cm" svg:x2="2.834cm" svg:y2="4.762cm">
          <text:p/>
        </draw:line>
        <draw:line draw:style-name="gr17" draw:text-style-name="P2" draw:layer="layout" svg:x1="4.739cm" svg:y1="3.493cm" svg:x2="5.079cm" svg:y2="3.493cm">
          <text:p/>
        </draw:line>
        <draw:line draw:style-name="gr16" draw:text-style-name="P2" draw:layer="layout" svg:x1="15.898cm" svg:y1="18.097cm" svg:x2="15.898cm" svg:y2="19.39cm">
          <text:p/>
        </draw:line>
        <draw:frame draw:style-name="gr15" draw:text-style-name="P2" draw:layer="layout" svg:width="2.858cm" svg:height="0.635cm" svg:x="24.448cm" svg:y="0.635cm">
          <draw:text-box>
            <text:p text:style-name="P3"><text:span text:style-name="T5">DDOS- Analyze</text:span></text:p>
          </draw:text-box>
        </draw:frame>
      </draw:page>
      <draw:page draw:name="Contain" draw:style-name="dp1" draw:master-page-name="PM3">
        <draw:g draw:style-name="gr1">
          <draw:g>
            <draw:polygon draw:style-name="gr13" draw:text-style-name="P6" draw:layer="layout" svg:width="1.432cm" svg:height="1.432cm" svg:x="0.673cm" svg:y="1.905cm" svg:viewBox="0 0 1433 1433" draw:points="0,0 0,717 717,1433 1433,717 1433,0">
              <text:p/>
            </draw:polygon>
            <draw:polygon draw:style-name="gr6" draw:text-style-name="P2" draw:layer="layout" svg:width="1.432cm" svg:height="1.432cm" svg:x="0.673cm" svg:y="1.905cm" svg:viewBox="0 0 1433 1433" draw:points="0,0 0,717 717,1433 1433,717 1433,0">
              <text:p/>
            </draw:polygon>
          </draw:g>
          <draw:frame draw:style-name="gr25" draw:text-style-name="P2" draw:layer="layout" svg:width="1.432cm" svg:height="1.074cm" svg:x="0.673cm" svg:y="1.905cm">
            <draw:text-box>
              <text:p text:style-name="P3"><text:span text:style-name="T3">Prev Step</text:span></text:p>
            </draw:text-box>
          </draw:frame>
        </draw:g>
        <draw:g draw:style-name="gr1">
          <draw:g>
            <draw:polygon draw:style-name="gr5" draw:text-style-name="P4" draw:layer="layout" svg:width="3.175cm" svg:height="1.432cm" svg:x="3.097cm" svg:y="1.905cm" svg:viewBox="0 0 3176 1433" draw:points="0,1433 3176,1433 3176,0 0,0">
              <text:p/>
            </draw:polygon>
            <draw:polygon draw:style-name="gr6" draw:text-style-name="P2" draw:layer="layout" svg:width="3.175cm" svg:height="1.432cm" svg:x="3.097cm" svg:y="1.905cm" svg:viewBox="0 0 3176 1433" draw:points="0,1433 3176,1433 3176,0 0,0">
              <text:p/>
            </draw:polygon>
          </draw:g>
          <draw:frame draw:style-name="gr26" draw:text-style-name="P2" draw:layer="layout" svg:width="3.175cm" svg:height="1.432cm" svg:x="3.097cm" svg:y="1.905cm">
            <draw:text-box>
              <text:p text:style-name="P3"><text:span text:style-name="T6">Identify the system(s) that have been targeted</text:span></text:p>
            </draw:text-box>
          </draw:frame>
        </draw:g>
        <draw:g draw:style-name="gr1">
          <draw:g>
            <draw:polygon draw:style-name="gr5" draw:text-style-name="P4" draw:layer="layout" svg:width="3.175cm" svg:height="1.432cm" svg:x="3.097cm" svg:y="3.648cm" svg:viewBox="0 0 3176 1433" draw:points="0,1433 3176,1433 3176,0 0,0">
              <text:p/>
            </draw:polygon>
            <draw:polygon draw:style-name="gr6" draw:text-style-name="P2" draw:layer="layout" svg:width="3.175cm" svg:height="1.432cm" svg:x="3.097cm" svg:y="3.648cm" svg:viewBox="0 0 3176 1433" draw:points="0,1433 3176,1433 3176,0 0,0">
              <text:p/>
            </draw:polygon>
          </draw:g>
          <draw:frame draw:style-name="gr26" draw:text-style-name="P2" draw:layer="layout" svg:width="3.175cm" svg:height="1.503cm" svg:x="3.097cm" svg:y="3.612cm">
            <draw:text-box>
              <text:p text:style-name="P3"><text:span text:style-name="T3">Identify the system(s) that have suffered outage or degradation of services</text:span></text:p>
            </draw:text-box>
          </draw:frame>
        </draw:g>
        <draw:g draw:style-name="gr1">
          <draw:g>
            <draw:polygon draw:style-name="gr5" draw:text-style-name="P4" draw:layer="layout" svg:width="3.175cm" svg:height="1.432cm" svg:x="3.097cm" svg:y="5.391cm" svg:viewBox="0 0 3176 1433" draw:points="0,1433 3176,1433 3176,0 0,0">
              <text:p/>
            </draw:polygon>
            <draw:polygon draw:style-name="gr6" draw:text-style-name="P2" draw:layer="layout" svg:width="3.175cm" svg:height="1.432cm" svg:x="3.097cm" svg:y="5.391cm" svg:viewBox="0 0 3176 1433" draw:points="0,1433 3176,1433 3176,0 0,0">
              <text:p/>
            </draw:polygon>
          </draw:g>
          <draw:frame draw:style-name="gr26" draw:text-style-name="P2" draw:layer="layout" svg:width="3.175cm" svg:height="1.432cm" svg:x="3.097cm" svg:y="5.391cm">
            <draw:text-box>
              <text:p text:style-name="P3"><text:span text:style-name="T4">Identify the IT services being impacted</text:span></text:p>
            </draw:text-box>
          </draw:frame>
        </draw:g>
        <draw:g draw:style-name="gr1">
          <draw:g>
            <draw:polygon draw:style-name="gr5" draw:text-style-name="P4" draw:layer="layout" svg:width="3.175cm" svg:height="1.432cm" svg:x="3.097cm" svg:y="7.133cm" svg:viewBox="0 0 3176 1433" draw:points="0,1433 3176,1433 3176,0 0,0">
              <text:p/>
            </draw:polygon>
            <draw:polygon draw:style-name="gr6" draw:text-style-name="P2" draw:layer="layout" svg:width="3.175cm" svg:height="1.432cm" svg:x="3.097cm" svg:y="7.133cm" svg:viewBox="0 0 3176 1433" draw:points="0,1433 3176,1433 3176,0 0,0">
              <text:p/>
            </draw:polygon>
          </draw:g>
          <draw:frame draw:style-name="gr26" draw:text-style-name="P2" draw:layer="layout" svg:width="3.175cm" svg:height="1.432cm" svg:x="3.097cm" svg:y="7.133cm">
            <draw:text-box>
              <text:p text:style-name="P3"><text:span text:style-name="T4">Identify critical systems that are at risk from DoS/DDoS</text:span></text:p>
            </draw:text-box>
          </draw:frame>
        </draw:g>
        <draw:g draw:style-name="gr1">
          <draw:g>
            <draw:polygon draw:style-name="gr5" draw:text-style-name="P4" draw:layer="layout" svg:width="3.175cm" svg:height="1.432cm" svg:x="3.097cm" svg:y="8.876cm" svg:viewBox="0 0 3176 1433" draw:points="0,1433 3176,1433 3176,0 0,0">
              <text:p/>
            </draw:polygon>
            <draw:polygon draw:style-name="gr6" draw:text-style-name="P2" draw:layer="layout" svg:width="3.175cm" svg:height="1.432cm" svg:x="3.097cm" svg:y="8.876cm" svg:viewBox="0 0 3176 1433" draw:points="0,1433 3176,1433 3176,0 0,0">
              <text:p/>
            </draw:polygon>
          </draw:g>
          <draw:frame draw:style-name="gr26" draw:text-style-name="P2" draw:layer="layout" svg:width="3.175cm" svg:height="1.432cm" svg:x="3.097cm" svg:y="8.876cm">
            <draw:text-box>
              <text:p text:style-name="P3"><text:span text:style-name="T6">Identify type of packets being utilized</text:span></text:p>
            </draw:text-box>
          </draw:frame>
        </draw:g>
        <draw:g draw:style-name="gr1">
          <draw:g>
            <draw:polygon draw:style-name="gr5" draw:text-style-name="P4" draw:layer="layout" svg:width="3.175cm" svg:height="1.432cm" svg:x="3.097cm" svg:y="10.619cm" svg:viewBox="0 0 3176 1433" draw:points="0,1433 3176,1433 3176,0 0,0">
              <text:p/>
            </draw:polygon>
            <draw:polygon draw:style-name="gr6" draw:text-style-name="P2" draw:layer="layout" svg:width="3.175cm" svg:height="1.432cm" svg:x="3.097cm" svg:y="10.619cm" svg:viewBox="0 0 3176 1433" draw:points="0,1433 3176,1433 3176,0 0,0">
              <text:p/>
            </draw:polygon>
          </draw:g>
          <draw:frame draw:style-name="gr26" draw:text-style-name="P2" draw:layer="layout" svg:width="3.175cm" svg:height="1.503cm" svg:x="3.097cm" svg:y="10.583cm">
            <draw:text-box>
              <text:p text:style-name="P3"><text:span text:style-name="T3">Identify critical choke points or bottlenecks on network that could increase the effect</text:span></text:p>
            </draw:text-box>
          </draw:frame>
        </draw:g>
        <draw:g draw:style-name="gr1">
          <draw:g>
            <draw:polygon draw:style-name="gr5" draw:text-style-name="P4" draw:layer="layout" svg:width="3.175cm" svg:height="1.432cm" svg:x="3.097cm" svg:y="12.362cm" svg:viewBox="0 0 3176 1433" draw:points="0,1433 3176,1433 3176,0 0,0">
              <text:p/>
            </draw:polygon>
            <draw:polygon draw:style-name="gr6" draw:text-style-name="P2" draw:layer="layout" svg:width="3.175cm" svg:height="1.432cm" svg:x="3.097cm" svg:y="12.362cm" svg:viewBox="0 0 3176 1433" draw:points="0,1433 3176,1433 3176,0 0,0">
              <text:p/>
            </draw:polygon>
          </draw:g>
          <draw:frame draw:style-name="gr26" draw:text-style-name="P2" draw:layer="layout" svg:width="3.175cm" svg:height="1.432cm" svg:x="3.097cm" svg:y="12.362cm">
            <draw:text-box>
              <text:p text:style-name="P3"><text:span text:style-name="T6">Identify the source and if their network can be Blackholed</text:span></text:p>
            </draw:text-box>
          </draw:frame>
        </draw:g>
        <draw:g draw:style-name="gr1">
          <draw:g>
            <draw:polygon draw:style-name="gr5" draw:text-style-name="P4" draw:layer="layout" svg:width="3.175cm" svg:height="1.432cm" svg:x="3.097cm" svg:y="14.105cm" svg:viewBox="0 0 3176 1433" draw:points="0,1433 3176,1433 3176,0 0,0">
              <text:p/>
            </draw:polygon>
            <draw:polygon draw:style-name="gr6" draw:text-style-name="P2" draw:layer="layout" svg:width="3.175cm" svg:height="1.432cm" svg:x="3.097cm" svg:y="14.105cm" svg:viewBox="0 0 3176 1433" draw:points="0,1433 3176,1433 3176,0 0,0">
              <text:p/>
            </draw:polygon>
          </draw:g>
          <draw:frame draw:style-name="gr26" draw:text-style-name="P2" draw:layer="layout" svg:width="3.175cm" svg:height="1.503cm" svg:x="3.097cm" svg:y="14.069cm">
            <draw:text-box>
              <text:p text:style-name="P3"><text:span text:style-name="T3">Identify additional traffic rerouting or egress filtering to block more traffic</text:span></text:p>
            </draw:text-box>
          </draw:frame>
        </draw:g>
        <draw:g draw:style-name="gr1">
          <draw:g>
            <draw:polygon draw:style-name="gr5" draw:text-style-name="P4" draw:layer="layout" svg:width="3.175cm" svg:height="1.432cm" svg:x="3.097cm" svg:y="15.847cm" svg:viewBox="0 0 3176 1433" draw:points="0,1433 3176,1433 3176,0 0,0">
              <text:p/>
            </draw:polygon>
            <draw:polygon draw:style-name="gr6" draw:text-style-name="P2" draw:layer="layout" svg:width="3.175cm" svg:height="1.432cm" svg:x="3.097cm" svg:y="15.847cm" svg:viewBox="0 0 3176 1433" draw:points="0,1433 3176,1433 3176,0 0,0">
              <text:p/>
            </draw:polygon>
          </draw:g>
          <draw:frame draw:style-name="gr26" draw:text-style-name="P2" draw:layer="layout" svg:width="3.175cm" svg:height="1.432cm" svg:x="3.097cm" svg:y="15.847cm">
            <draw:text-box>
              <text:p text:style-name="P3"><text:span text:style-name="T6">Identify the tools used to detect the attack</text:span></text:p>
            </draw:text-box>
          </draw:frame>
        </draw:g>
        <draw:g draw:style-name="gr1">
          <draw:g>
            <draw:polygon draw:style-name="gr20" draw:text-style-name="P8" draw:layer="layout" svg:width="2.54cm" svg:height="1.51cm" svg:x="7.263cm" svg:y="1.866cm" svg:viewBox="0 0 2541 1511" draw:points="0,1511 2541,1511 2541,0 0,0">
              <text:p/>
            </draw:polygon>
            <draw:polygon draw:style-name="gr6" draw:text-style-name="P2" draw:layer="layout" svg:width="2.54cm" svg:height="1.51cm" svg:x="7.263cm" svg:y="1.866cm" svg:viewBox="0 0 2541 1511" draw:points="0,1511 2541,1511 2541,0 0,0">
              <text:p/>
            </draw:polygon>
          </draw:g>
          <draw:frame draw:style-name="gr27" draw:text-style-name="P2" draw:layer="layout" svg:width="2.54cm" svg:height="1.51cm" svg:x="7.263cm" svg:y="1.866cm">
            <draw:text-box>
              <text:p text:style-name="P3"><text:span text:style-name="T6">Servers</text:span></text:p>
            </draw:text-box>
          </draw:frame>
        </draw:g>
        <draw:g draw:style-name="gr1">
          <draw:g>
            <draw:polygon draw:style-name="gr20" draw:text-style-name="P8" draw:layer="layout" svg:width="2.54cm" svg:height="1.51cm" svg:x="10.16cm" svg:y="1.866cm" svg:viewBox="0 0 2541 1511" draw:points="0,1511 2541,1511 2541,0 0,0">
              <text:p/>
            </draw:polygon>
            <draw:polygon draw:style-name="gr6" draw:text-style-name="P2" draw:layer="layout" svg:width="2.54cm" svg:height="1.51cm" svg:x="10.16cm" svg:y="1.866cm" svg:viewBox="0 0 2541 1511" draw:points="0,1511 2541,1511 2541,0 0,0">
              <text:p/>
            </draw:polygon>
          </draw:g>
          <draw:frame draw:style-name="gr27" draw:text-style-name="P2" draw:layer="layout" svg:width="2.54cm" svg:height="1.51cm" svg:x="10.16cm" svg:y="1.866cm">
            <draw:text-box>
              <text:p text:style-name="P3"><text:span text:style-name="T6">Desktop</text:span></text:p>
            </draw:text-box>
          </draw:frame>
        </draw:g>
        <draw:g draw:style-name="gr1">
          <draw:g>
            <draw:polygon draw:style-name="gr20" draw:text-style-name="P8" draw:layer="layout" svg:width="2.54cm" svg:height="1.51cm" svg:x="13.057cm" svg:y="1.866cm" svg:viewBox="0 0 2541 1511" draw:points="0,1511 2541,1511 2541,0 0,0">
              <text:p/>
            </draw:polygon>
            <draw:polygon draw:style-name="gr6" draw:text-style-name="P2" draw:layer="layout" svg:width="2.54cm" svg:height="1.51cm" svg:x="13.057cm" svg:y="1.866cm" svg:viewBox="0 0 2541 1511" draw:points="0,1511 2541,1511 2541,0 0,0">
              <text:p/>
            </draw:polygon>
          </draw:g>
          <draw:frame draw:style-name="gr27" draw:text-style-name="P2" draw:layer="layout" svg:width="2.54cm" svg:height="1.51cm" svg:x="13.057cm" svg:y="1.866cm">
            <draw:text-box>
              <text:p text:style-name="P3"><text:span text:style-name="T6">Laptop</text:span></text:p>
            </draw:text-box>
          </draw:frame>
        </draw:g>
        <draw:g draw:style-name="gr1">
          <draw:g>
            <draw:polygon draw:style-name="gr20" draw:text-style-name="P8" draw:layer="layout" svg:width="2.54cm" svg:height="1.51cm" svg:x="15.955cm" svg:y="1.866cm" svg:viewBox="0 0 2541 1511" draw:points="0,1511 2541,1511 2541,0 0,0">
              <text:p/>
            </draw:polygon>
            <draw:polygon draw:style-name="gr6" draw:text-style-name="P2" draw:layer="layout" svg:width="2.54cm" svg:height="1.51cm" svg:x="15.955cm" svg:y="1.866cm" svg:viewBox="0 0 2541 1511" draw:points="0,1511 2541,1511 2541,0 0,0">
              <text:p/>
            </draw:polygon>
          </draw:g>
          <draw:frame draw:style-name="gr27" draw:text-style-name="P2" draw:layer="layout" svg:width="2.54cm" svg:height="1.51cm" svg:x="15.955cm" svg:y="1.866cm">
            <draw:text-box>
              <text:p text:style-name="P3"><text:span text:style-name="T6">Mobile</text:span></text:p>
            </draw:text-box>
          </draw:frame>
        </draw:g>
        <draw:g draw:style-name="gr1">
          <draw:g>
            <draw:polygon draw:style-name="gr20" draw:text-style-name="P8" draw:layer="layout" svg:width="2.54cm" svg:height="1.51cm" svg:x="18.852cm" svg:y="1.866cm" svg:viewBox="0 0 2541 1511" draw:points="0,1511 2541,1511 2541,0 0,0">
              <text:p/>
            </draw:polygon>
            <draw:polygon draw:style-name="gr6" draw:text-style-name="P2" draw:layer="layout" svg:width="2.54cm" svg:height="1.51cm" svg:x="18.852cm" svg:y="1.866cm" svg:viewBox="0 0 2541 1511" draw:points="0,1511 2541,1511 2541,0 0,0">
              <text:p/>
            </draw:polygon>
          </draw:g>
          <draw:frame draw:style-name="gr27" draw:text-style-name="P2" draw:layer="layout" svg:width="2.54cm" svg:height="1.51cm" svg:x="18.852cm" svg:y="1.866cm">
            <draw:text-box>
              <text:p text:style-name="P3"><text:span text:style-name="T6">VM</text:span></text:p>
            </draw:text-box>
          </draw:frame>
        </draw:g>
        <draw:g draw:style-name="gr1">
          <draw:g>
            <draw:polygon draw:style-name="gr20" draw:text-style-name="P8" draw:layer="layout" svg:width="2.54cm" svg:height="1.51cm" svg:x="21.75cm" svg:y="1.866cm" svg:viewBox="0 0 2541 1511" draw:points="0,1511 2541,1511 2541,0 0,0">
              <text:p/>
            </draw:polygon>
            <draw:polygon draw:style-name="gr6" draw:text-style-name="P2" draw:layer="layout" svg:width="2.54cm" svg:height="1.51cm" svg:x="21.75cm" svg:y="1.866cm" svg:viewBox="0 0 2541 1511" draw:points="0,1511 2541,1511 2541,0 0,0">
              <text:p/>
            </draw:polygon>
          </draw:g>
          <draw:frame draw:style-name="gr27" draw:text-style-name="P2" draw:layer="layout" svg:width="2.54cm" svg:height="1.51cm" svg:x="21.75cm" svg:y="1.866cm">
            <draw:text-box>
              <text:p text:style-name="P3"><text:span text:style-name="T6">LDAP Directory</text:span></text:p>
            </draw:text-box>
          </draw:frame>
        </draw:g>
        <draw:g draw:style-name="gr1">
          <draw:g>
            <draw:polygon draw:style-name="gr20" draw:text-style-name="P8" draw:layer="layout" svg:width="3.796cm" svg:height="1.508cm" svg:x="6.985cm" svg:y="12.286cm" svg:viewBox="0 0 3797 1509" draw:points="0,1509 3797,1509 3797,0 0,0">
              <text:p/>
            </draw:polygon>
            <draw:polygon draw:style-name="gr6" draw:text-style-name="P2" draw:layer="layout" svg:width="3.796cm" svg:height="1.508cm" svg:x="6.985cm" svg:y="12.286cm" svg:viewBox="0 0 3797 1509" draw:points="0,1509 3797,1509 3797,0 0,0">
              <text:p/>
            </draw:polygon>
          </draw:g>
          <draw:frame draw:style-name="gr28" draw:text-style-name="P2" draw:layer="layout" svg:width="3.796cm" svg:height="1.508cm" svg:x="6.985cm" svg:y="12.286cm">
            <draw:text-box>
              <text:p text:style-name="P3"><text:span text:style-name="T6">Select Database</text:span></text:p>
            </draw:text-box>
          </draw:frame>
        </draw:g>
        <draw:g draw:style-name="gr1">
          <draw:g>
            <draw:polygon draw:style-name="gr8" draw:text-style-name="P5" draw:layer="layout" svg:width="3.796cm" svg:height="1.905cm" svg:x="11.113cm" svg:y="11.796cm" svg:viewBox="0 0 3797 1906" draw:points="0,1906 3797,1906 3797,0 0,635 0,1271">
              <text:p/>
            </draw:polygon>
            <draw:polygon draw:style-name="gr6" draw:text-style-name="P2" draw:layer="layout" svg:width="3.796cm" svg:height="1.905cm" svg:x="11.113cm" svg:y="11.796cm" svg:viewBox="0 0 3797 1906" draw:points="0,1906 3797,1906 3797,0 0,635 0,1271">
              <text:p/>
            </draw:polygon>
          </draw:g>
          <draw:frame draw:style-name="gr29" draw:text-style-name="P2" draw:layer="layout" svg:width="3.796cm" svg:height="1.27cm" svg:x="11.113cm" svg:y="12.431cm">
            <draw:text-box>
              <text:p text:style-name="P3"><text:span text:style-name="T2">Vulnerability Logs</text:span></text:p>
            </draw:text-box>
          </draw:frame>
        </draw:g>
        <draw:g draw:style-name="gr1">
          <draw:g>
            <draw:polygon draw:style-name="gr8" draw:text-style-name="P5" draw:layer="layout" svg:width="3.796cm" svg:height="1.905cm" svg:x="15.226cm" svg:y="11.767cm" svg:viewBox="0 0 3797 1906" draw:points="0,1906 3797,1906 3797,0 0,635 0,1271">
              <text:p/>
            </draw:polygon>
            <draw:polygon draw:style-name="gr6" draw:text-style-name="P2" draw:layer="layout" svg:width="3.796cm" svg:height="1.905cm" svg:x="15.226cm" svg:y="11.767cm" svg:viewBox="0 0 3797 1906" draw:points="0,1906 3797,1906 3797,0 0,635 0,1271">
              <text:p/>
            </draw:polygon>
          </draw:g>
          <draw:frame draw:style-name="gr29" draw:text-style-name="P2" draw:layer="layout" svg:width="3.796cm" svg:height="1.27cm" svg:x="15.226cm" svg:y="12.402cm">
            <draw:text-box>
              <text:p text:style-name="P3"><text:span text:style-name="T2">System Logs</text:span></text:p>
            </draw:text-box>
          </draw:frame>
        </draw:g>
        <draw:g draw:style-name="gr1">
          <draw:g>
            <draw:polygon draw:style-name="gr8" draw:text-style-name="P5" draw:layer="layout" svg:width="3.796cm" svg:height="1.905cm" svg:x="11.113cm" svg:y="9.525cm" svg:viewBox="0 0 3797 1906" draw:points="0,1906 3797,1906 3797,0 0,635 0,1271">
              <text:p/>
            </draw:polygon>
            <draw:polygon draw:style-name="gr6" draw:text-style-name="P2" draw:layer="layout" svg:width="3.796cm" svg:height="1.905cm" svg:x="11.113cm" svg:y="9.525cm" svg:viewBox="0 0 3797 1906" draw:points="0,1906 3797,1906 3797,0 0,635 0,1271">
              <text:p/>
            </draw:polygon>
          </draw:g>
          <draw:frame draw:style-name="gr29" draw:text-style-name="P2" draw:layer="layout" svg:width="3.796cm" svg:height="1.27cm" svg:x="11.113cm" svg:y="10.16cm">
            <draw:text-box>
              <text:p text:style-name="P3"><text:span text:style-name="T2">Incident Database</text:span></text:p>
            </draw:text-box>
          </draw:frame>
        </draw:g>
        <draw:g draw:style-name="gr1">
          <draw:g>
            <draw:polygon draw:style-name="gr8" draw:text-style-name="P5" draw:layer="layout" svg:width="3.796cm" svg:height="1.905cm" svg:x="15.24cm" svg:y="9.525cm" svg:viewBox="0 0 3797 1906" draw:points="0,1906 3797,1906 3797,0 0,635 0,1271">
              <text:p/>
            </draw:polygon>
            <draw:polygon draw:style-name="gr6" draw:text-style-name="P2" draw:layer="layout" svg:width="3.796cm" svg:height="1.905cm" svg:x="15.24cm" svg:y="9.525cm" svg:viewBox="0 0 3797 1906" draw:points="0,1906 3797,1906 3797,0 0,635 0,1271">
              <text:p/>
            </draw:polygon>
          </draw:g>
          <draw:frame draw:style-name="gr29" draw:text-style-name="P2" draw:layer="layout" svg:width="3.796cm" svg:height="1.27cm" svg:x="15.24cm" svg:y="10.16cm">
            <draw:text-box>
              <text:p text:style-name="P3"><text:span text:style-name="T2">Threat Database</text:span></text:p>
            </draw:text-box>
          </draw:frame>
        </draw:g>
        <draw:g draw:style-name="gr1">
          <draw:g>
            <draw:polygon draw:style-name="gr20" draw:text-style-name="P8" draw:layer="layout" svg:width="3.796cm" svg:height="1.508cm" svg:x="19.339cm" svg:y="11.965cm" svg:viewBox="0 0 3797 1509" draw:points="0,1509 3797,1509 3797,0 0,0">
              <text:p/>
            </draw:polygon>
            <draw:polygon draw:style-name="gr6" draw:text-style-name="P2" draw:layer="layout" svg:width="3.796cm" svg:height="1.508cm" svg:x="19.339cm" svg:y="11.965cm" svg:viewBox="0 0 3797 1509" draw:points="0,1509 3797,1509 3797,0 0,0">
              <text:p/>
            </draw:polygon>
          </draw:g>
          <draw:frame draw:style-name="gr28" draw:text-style-name="P2" draw:layer="layout" svg:width="3.796cm" svg:height="1.508cm" svg:x="19.339cm" svg:y="11.965cm">
            <draw:text-box>
              <text:p text:style-name="P3"><text:span text:style-name="T6">Query Database</text:span></text:p>
            </draw:text-box>
          </draw:frame>
        </draw:g>
        <draw:g draw:style-name="gr1">
          <draw:g>
            <draw:polygon draw:style-name="gr20" draw:text-style-name="P8" draw:layer="layout" svg:width="3.796cm" svg:height="1.508cm" svg:x="23.452cm" svg:y="11.965cm" svg:viewBox="0 0 3797 1509" draw:points="0,1509 3797,1509 3797,0 0,0">
              <text:p/>
            </draw:polygon>
            <draw:polygon draw:style-name="gr6" draw:text-style-name="P2" draw:layer="layout" svg:width="3.796cm" svg:height="1.508cm" svg:x="23.452cm" svg:y="11.965cm" svg:viewBox="0 0 3797 1509" draw:points="0,1509 3797,1509 3797,0 0,0">
              <text:p/>
            </draw:polygon>
          </draw:g>
          <draw:frame draw:style-name="gr28" draw:text-style-name="P2" draw:layer="layout" svg:width="3.796cm" svg:height="1.508cm" svg:x="23.452cm" svg:y="11.965cm">
            <draw:text-box>
              <text:p text:style-name="P3"><text:span text:style-name="T6">Generate Report</text:span></text:p>
            </draw:text-box>
          </draw:frame>
        </draw:g>
        <draw:g draw:style-name="gr1">
          <draw:g>
            <draw:polygon draw:style-name="gr20" draw:text-style-name="P8" draw:layer="layout" svg:width="3.796cm" svg:height="1.508cm" svg:x="6.985cm" svg:y="14.067cm" svg:viewBox="0 0 3797 1509" draw:points="0,1509 3797,1509 3797,0 0,0">
              <text:p/>
            </draw:polygon>
            <draw:polygon draw:style-name="gr6" draw:text-style-name="P2" draw:layer="layout" svg:width="3.796cm" svg:height="1.508cm" svg:x="6.985cm" svg:y="14.067cm" svg:viewBox="0 0 3797 1509" draw:points="0,1509 3797,1509 3797,0 0,0">
              <text:p/>
            </draw:polygon>
          </draw:g>
          <draw:frame draw:style-name="gr28" draw:text-style-name="P2" draw:layer="layout" svg:width="3.796cm" svg:height="1.508cm" svg:x="6.985cm" svg:y="14.067cm">
            <draw:text-box>
              <text:p text:style-name="P3"><text:span text:style-name="T6">View Report</text:span></text:p>
            </draw:text-box>
          </draw:frame>
        </draw:g>
        <draw:g draw:style-name="gr1">
          <draw:g>
            <draw:polygon draw:style-name="gr20" draw:text-style-name="P8" draw:layer="layout" svg:width="3.796cm" svg:height="1.508cm" svg:x="11.113cm" svg:y="14.067cm" svg:viewBox="0 0 3797 1509" draw:points="0,1509 3797,1509 3797,0 0,0">
              <text:p/>
            </draw:polygon>
            <draw:polygon draw:style-name="gr6" draw:text-style-name="P2" draw:layer="layout" svg:width="3.796cm" svg:height="1.508cm" svg:x="11.113cm" svg:y="14.067cm" svg:viewBox="0 0 3797 1509" draw:points="0,1509 3797,1509 3797,0 0,0">
              <text:p/>
            </draw:polygon>
          </draw:g>
          <draw:frame draw:style-name="gr28" draw:text-style-name="P2" draw:layer="layout" svg:width="3.796cm" svg:height="1.508cm" svg:x="11.113cm" svg:y="14.067cm">
            <draw:text-box>
              <text:p text:style-name="P3"><text:span text:style-name="T6">View Record Details</text:span></text:p>
            </draw:text-box>
          </draw:frame>
        </draw:g>
        <draw:g draw:style-name="gr1">
          <draw:g>
            <draw:polygon draw:style-name="gr20" draw:text-style-name="P8" draw:layer="layout" svg:width="3.796cm" svg:height="1.508cm" svg:x="15.24cm" svg:y="14.067cm" svg:viewBox="0 0 3797 1509" draw:points="0,1509 3797,1509 3797,0 0,0">
              <text:p/>
            </draw:polygon>
            <draw:polygon draw:style-name="gr6" draw:text-style-name="P2" draw:layer="layout" svg:width="3.796cm" svg:height="1.508cm" svg:x="15.24cm" svg:y="14.067cm" svg:viewBox="0 0 3797 1509" draw:points="0,1509 3797,1509 3797,0 0,0">
              <text:p/>
            </draw:polygon>
          </draw:g>
          <draw:frame draw:style-name="gr28" draw:text-style-name="P2" draw:layer="layout" svg:width="3.796cm" svg:height="1.508cm" svg:x="15.24cm" svg:y="14.067cm">
            <draw:text-box>
              <text:p text:style-name="P3"><text:span text:style-name="T6">Select Records</text:span></text:p>
            </draw:text-box>
          </draw:frame>
        </draw:g>
        <draw:g draw:style-name="gr1">
          <draw:g>
            <draw:polygon draw:style-name="gr20" draw:text-style-name="P8" draw:layer="layout" svg:width="3.796cm" svg:height="1.508cm" svg:x="19.367cm" svg:y="14.067cm" svg:viewBox="0 0 3797 1509" draw:points="0,1509 3797,1509 3797,0 0,0">
              <text:p/>
            </draw:polygon>
            <draw:polygon draw:style-name="gr6" draw:text-style-name="P2" draw:layer="layout" svg:width="3.796cm" svg:height="1.508cm" svg:x="19.367cm" svg:y="14.067cm" svg:viewBox="0 0 3797 1509" draw:points="0,1509 3797,1509 3797,0 0,0">
              <text:p/>
            </draw:polygon>
          </draw:g>
          <draw:frame draw:style-name="gr28" draw:text-style-name="P2" draw:layer="layout" svg:width="3.796cm" svg:height="1.508cm" svg:x="19.367cm" svg:y="14.067cm">
            <draw:text-box>
              <text:p text:style-name="P3"><text:span text:style-name="T6">Copy Record Details</text:span></text:p>
            </draw:text-box>
          </draw:frame>
        </draw:g>
        <draw:g draw:style-name="gr1">
          <draw:g>
            <draw:polygon draw:style-name="gr20" draw:text-style-name="P8" draw:layer="layout" svg:width="2.54cm" svg:height="1.51cm" svg:x="6.985cm" svg:y="15.847cm" svg:viewBox="0 0 2541 1511" draw:points="0,1511 2541,1511 2541,0 0,0">
              <text:p/>
            </draw:polygon>
            <draw:polygon draw:style-name="gr6" draw:text-style-name="P2" draw:layer="layout" svg:width="2.54cm" svg:height="1.51cm" svg:x="6.985cm" svg:y="15.847cm" svg:viewBox="0 0 2541 1511" draw:points="0,1511 2541,1511 2541,0 0,0">
              <text:p/>
            </draw:polygon>
          </draw:g>
          <draw:frame draw:style-name="gr27" draw:text-style-name="P2" draw:layer="layout" svg:width="2.54cm" svg:height="1.51cm" svg:x="6.985cm" svg:y="15.847cm">
            <draw:text-box>
              <text:p text:style-name="P3"><text:span text:style-name="T6">SIEM</text:span></text:p>
            </draw:text-box>
          </draw:frame>
        </draw:g>
        <draw:g draw:style-name="gr1">
          <draw:g>
            <draw:polygon draw:style-name="gr20" draw:text-style-name="P8" draw:layer="layout" svg:width="2.54cm" svg:height="1.51cm" svg:x="9.842cm" svg:y="15.847cm" svg:viewBox="0 0 2541 1511" draw:points="0,1511 2541,1511 2541,0 0,0">
              <text:p/>
            </draw:polygon>
            <draw:polygon draw:style-name="gr6" draw:text-style-name="P2" draw:layer="layout" svg:width="2.54cm" svg:height="1.51cm" svg:x="9.842cm" svg:y="15.847cm" svg:viewBox="0 0 2541 1511" draw:points="0,1511 2541,1511 2541,0 0,0">
              <text:p/>
            </draw:polygon>
          </draw:g>
          <draw:frame draw:style-name="gr27" draw:text-style-name="P2" draw:layer="layout" svg:width="2.54cm" svg:height="1.51cm" svg:x="9.842cm" svg:y="15.847cm">
            <draw:text-box>
              <text:p text:style-name="P3"><text:span text:style-name="T6">IDS</text:span></text:p>
            </draw:text-box>
          </draw:frame>
        </draw:g>
        <draw:g draw:style-name="gr1">
          <draw:g>
            <draw:polygon draw:style-name="gr20" draw:text-style-name="P8" draw:layer="layout" svg:width="2.54cm" svg:height="1.51cm" svg:x="12.7cm" svg:y="15.847cm" svg:viewBox="0 0 2541 1511" draw:points="0,1511 2541,1511 2541,0 0,0">
              <text:p/>
            </draw:polygon>
            <draw:polygon draw:style-name="gr6" draw:text-style-name="P2" draw:layer="layout" svg:width="2.54cm" svg:height="1.51cm" svg:x="12.7cm" svg:y="15.847cm" svg:viewBox="0 0 2541 1511" draw:points="0,1511 2541,1511 2541,0 0,0">
              <text:p/>
            </draw:polygon>
          </draw:g>
          <draw:frame draw:style-name="gr27" draw:text-style-name="P2" draw:layer="layout" svg:width="2.54cm" svg:height="1.51cm" svg:x="12.7cm" svg:y="15.847cm">
            <draw:text-box>
              <text:p text:style-name="P3"><text:span text:style-name="T6">Firewall</text:span></text:p>
            </draw:text-box>
          </draw:frame>
        </draw:g>
        <draw:g draw:style-name="gr1">
          <draw:g>
            <draw:polygon draw:style-name="gr20" draw:text-style-name="P8" draw:layer="layout" svg:width="2.54cm" svg:height="1.51cm" svg:x="15.557cm" svg:y="15.847cm" svg:viewBox="0 0 2541 1511" draw:points="0,1511 2541,1511 2541,0 0,0">
              <text:p/>
            </draw:polygon>
            <draw:polygon draw:style-name="gr6" draw:text-style-name="P2" draw:layer="layout" svg:width="2.54cm" svg:height="1.51cm" svg:x="15.557cm" svg:y="15.847cm" svg:viewBox="0 0 2541 1511" draw:points="0,1511 2541,1511 2541,0 0,0">
              <text:p/>
            </draw:polygon>
          </draw:g>
          <draw:frame draw:style-name="gr27" draw:text-style-name="P2" draw:layer="layout" svg:width="2.54cm" svg:height="1.51cm" svg:x="15.557cm" svg:y="15.847cm">
            <draw:text-box>
              <text:p text:style-name="P3"><text:span text:style-name="T6">Scanners</text:span></text:p>
            </draw:text-box>
          </draw:frame>
        </draw:g>
        <draw:g draw:style-name="gr1">
          <draw:g>
            <draw:polygon draw:style-name="gr20" draw:text-style-name="P8" draw:layer="layout" svg:width="2.54cm" svg:height="1.51cm" svg:x="18.415cm" svg:y="15.847cm" svg:viewBox="0 0 2541 1511" draw:points="0,1511 2541,1511 2541,0 0,0">
              <text:p/>
            </draw:polygon>
            <draw:polygon draw:style-name="gr6" draw:text-style-name="P2" draw:layer="layout" svg:width="2.54cm" svg:height="1.51cm" svg:x="18.415cm" svg:y="15.847cm" svg:viewBox="0 0 2541 1511" draw:points="0,1511 2541,1511 2541,0 0,0">
              <text:p/>
            </draw:polygon>
          </draw:g>
          <draw:frame draw:style-name="gr27" draw:text-style-name="P2" draw:layer="layout" svg:width="2.54cm" svg:height="1.51cm" svg:x="18.415cm" svg:y="15.847cm">
            <draw:text-box>
              <text:p text:style-name="P3"><text:span text:style-name="T6">Antivirus</text:span></text:p>
            </draw:text-box>
          </draw:frame>
        </draw:g>
        <draw:g draw:style-name="gr1">
          <draw:g>
            <draw:polygon draw:style-name="gr20" draw:text-style-name="P8" draw:layer="layout" svg:width="2.54cm" svg:height="1.51cm" svg:x="21.273cm" svg:y="15.847cm" svg:viewBox="0 0 2541 1511" draw:points="0,1511 2541,1511 2541,0 0,0">
              <text:p/>
            </draw:polygon>
            <draw:polygon draw:style-name="gr6" draw:text-style-name="P2" draw:layer="layout" svg:width="2.54cm" svg:height="1.51cm" svg:x="21.273cm" svg:y="15.847cm" svg:viewBox="0 0 2541 1511" draw:points="0,1511 2541,1511 2541,0 0,0">
              <text:p/>
            </draw:polygon>
          </draw:g>
          <draw:frame draw:style-name="gr27" draw:text-style-name="P2" draw:layer="layout" svg:width="2.54cm" svg:height="1.546cm" svg:x="21.273cm" svg:y="15.829cm">
            <draw:text-box>
              <text:p text:style-name="P3"><text:span text:style-name="T6">Network Monitoring Tools</text:span></text:p>
            </draw:text-box>
          </draw:frame>
        </draw:g>
        <draw:line draw:style-name="gr17" draw:text-style-name="P2" draw:layer="layout" svg:x1="2.106cm" svg:y1="2.621cm" svg:x2="3.096cm" svg:y2="2.621cm">
          <text:p/>
        </draw:line>
        <draw:line draw:style-name="gr17" draw:text-style-name="P2" draw:layer="layout" svg:x1="6.272cm" svg:y1="2.621cm" svg:x2="7.262cm" svg:y2="2.621cm">
          <text:p/>
        </draw:line>
        <draw:line draw:style-name="gr17" draw:text-style-name="P2" draw:layer="layout" svg:x1="9.803cm" svg:y1="2.621cm" svg:x2="10.16cm" svg:y2="2.621cm">
          <text:p/>
        </draw:line>
        <draw:line draw:style-name="gr17" draw:text-style-name="P2" draw:layer="layout" svg:x1="12.7cm" svg:y1="2.621cm" svg:x2="13.057cm" svg:y2="2.621cm">
          <text:p/>
        </draw:line>
        <draw:polygon draw:style-name="gr17" draw:text-style-name="P2" draw:layer="layout" svg:width="0cm" svg:height="0cm" svg:x="15.597cm" svg:y="2.621cm" svg:viewBox="0 0 0 0" draw:points="0,0">
          <text:p/>
        </draw:polygon>
        <draw:line draw:style-name="gr17" draw:text-style-name="P2" draw:layer="layout" svg:x1="15.597cm" svg:y1="2.621cm" svg:x2="15.954cm" svg:y2="2.621cm">
          <text:p/>
        </draw:line>
        <draw:line draw:style-name="gr17" draw:text-style-name="P2" draw:layer="layout" svg:x1="18.495cm" svg:y1="2.621cm" svg:x2="18.852cm" svg:y2="2.621cm">
          <text:p/>
        </draw:line>
        <draw:line draw:style-name="gr17" draw:text-style-name="P2" draw:layer="layout" svg:x1="21.392cm" svg:y1="2.621cm" svg:x2="21.749cm" svg:y2="2.621cm">
          <text:p/>
        </draw:line>
        <draw:line draw:style-name="gr17" draw:text-style-name="P2" draw:layer="layout" svg:x1="4.684cm" svg:y1="3.337cm" svg:x2="4.684cm" svg:y2="3.647cm">
          <text:p/>
        </draw:line>
        <draw:line draw:style-name="gr17" draw:text-style-name="P2" draw:layer="layout" svg:x1="4.684cm" svg:y1="5.08cm" svg:x2="4.684cm" svg:y2="5.39cm">
          <text:p/>
        </draw:line>
        <draw:line draw:style-name="gr17" draw:text-style-name="P2" draw:layer="layout" svg:x1="4.684cm" svg:y1="6.823cm" svg:x2="4.684cm" svg:y2="7.133cm">
          <text:p/>
        </draw:line>
        <draw:line draw:style-name="gr17" draw:text-style-name="P2" draw:layer="layout" svg:x1="4.684cm" svg:y1="8.566cm" svg:x2="4.684cm" svg:y2="8.876cm">
          <text:p/>
        </draw:line>
        <draw:line draw:style-name="gr17" draw:text-style-name="P2" draw:layer="layout" svg:x1="4.684cm" svg:y1="10.308cm" svg:x2="4.684cm" svg:y2="10.618cm">
          <text:p/>
        </draw:line>
        <draw:line draw:style-name="gr17" draw:text-style-name="P2" draw:layer="layout" svg:x1="4.684cm" svg:y1="12.051cm" svg:x2="4.684cm" svg:y2="12.361cm">
          <text:p/>
        </draw:line>
        <draw:line draw:style-name="gr17" draw:text-style-name="P2" draw:layer="layout" svg:x1="4.684cm" svg:y1="13.794cm" svg:x2="4.684cm" svg:y2="14.104cm">
          <text:p/>
        </draw:line>
        <draw:line draw:style-name="gr17" draw:text-style-name="P2" draw:layer="layout" svg:x1="4.684cm" svg:y1="15.537cm" svg:x2="4.684cm" svg:y2="15.847cm">
          <text:p/>
        </draw:line>
        <draw:line draw:style-name="gr17" draw:text-style-name="P2" draw:layer="layout" svg:x1="6.272cm" svg:y1="13.079cm" svg:x2="6.986cm" svg:y2="13.04cm">
          <text:p/>
        </draw:line>
        <draw:line draw:style-name="gr17" draw:text-style-name="P2" draw:layer="layout" svg:x1="6.272cm" svg:y1="14.821cm" svg:x2="6.985cm" svg:y2="14.821cm">
          <text:p/>
        </draw:line>
        <draw:line draw:style-name="gr17" draw:text-style-name="P2" draw:layer="layout" svg:x1="10.781cm" svg:y1="14.821cm" svg:x2="11.112cm" svg:y2="14.821cm">
          <text:p/>
        </draw:line>
        <draw:line draw:style-name="gr17" draw:text-style-name="P2" draw:layer="layout" svg:x1="14.908cm" svg:y1="14.821cm" svg:x2="15.239cm" svg:y2="14.821cm">
          <text:p/>
        </draw:line>
        <draw:line draw:style-name="gr17" draw:text-style-name="P2" draw:layer="layout" svg:x1="19.036cm" svg:y1="14.821cm" svg:x2="19.367cm" svg:y2="14.821cm">
          <text:p/>
        </draw:line>
        <draw:line draw:style-name="gr17" draw:text-style-name="P2" draw:layer="layout" svg:x1="6.272cm" svg:y1="16.564cm" svg:x2="6.986cm" svg:y2="16.604cm">
          <text:p/>
        </draw:line>
        <draw:line draw:style-name="gr17" draw:text-style-name="P2" draw:layer="layout" svg:x1="9.525cm" svg:y1="16.602cm" svg:x2="9.842cm" svg:y2="16.602cm">
          <text:p/>
        </draw:line>
        <draw:line draw:style-name="gr17" draw:text-style-name="P2" draw:layer="layout" svg:x1="12.383cm" svg:y1="16.602cm" svg:x2="12.7cm" svg:y2="16.602cm">
          <text:p/>
        </draw:line>
        <draw:line draw:style-name="gr17" draw:text-style-name="P2" draw:layer="layout" svg:x1="15.24cm" svg:y1="16.602cm" svg:x2="15.557cm" svg:y2="16.602cm">
          <text:p/>
        </draw:line>
        <draw:line draw:style-name="gr17" draw:text-style-name="P2" draw:layer="layout" svg:x1="18.097cm" svg:y1="16.602cm" svg:x2="18.414cm" svg:y2="16.602cm">
          <text:p/>
        </draw:line>
        <draw:line draw:style-name="gr17" draw:text-style-name="P2" draw:layer="layout" svg:x1="20.955cm" svg:y1="16.602cm" svg:x2="21.272cm" svg:y2="16.602cm">
          <text:p/>
        </draw:line>
        <draw:line draw:style-name="gr17" draw:text-style-name="P2" draw:layer="layout" svg:x1="10.781cm" svg:y1="13.04cm" svg:x2="11.114cm" svg:y2="13.067cm">
          <text:p/>
        </draw:line>
        <draw:line draw:style-name="gr17" draw:text-style-name="P2" draw:layer="layout" svg:x1="15.227cm" svg:y1="13.037cm" svg:x2="14.908cm" svg:y2="13.017cm">
          <text:p/>
        </draw:line>
        <draw:line draw:style-name="gr17" draw:text-style-name="P2" draw:layer="layout" svg:x1="19.022cm" svg:y1="12.719cm" svg:x2="19.339cm" svg:y2="12.719cm">
          <text:p/>
        </draw:line>
        <draw:line draw:style-name="gr17" draw:text-style-name="P2" draw:layer="layout" svg:x1="23.135cm" svg:y1="12.719cm" svg:x2="23.452cm" svg:y2="12.719cm">
          <text:p/>
        </draw:line>
        <draw:g draw:style-name="gr1">
          <draw:g>
            <draw:polygon draw:style-name="gr13" draw:text-style-name="P6" draw:layer="layout" svg:width="1.27cm" svg:height="1.27cm" svg:x="4.049cm" svg:y="18.733cm" svg:viewBox="0 0 1271 1271" draw:points="0,0 0,635 636,1271 1271,635 1271,0">
              <text:p/>
            </draw:polygon>
            <draw:polygon draw:style-name="gr6" draw:text-style-name="P2" draw:layer="layout" svg:width="1.27cm" svg:height="1.27cm" svg:x="4.049cm" svg:y="18.733cm" svg:viewBox="0 0 1271 1271" draw:points="0,0 0,635 636,1271 1271,635 1271,0">
              <text:p/>
            </draw:polygon>
          </draw:g>
          <draw:frame draw:style-name="gr30" draw:text-style-name="P2" draw:layer="layout" svg:width="1.27cm" svg:height="0.953cm" svg:x="4.049cm" svg:y="18.733cm">
            <draw:text-box>
              <text:p text:style-name="P3"><text:span text:style-name="T3">Next Step</text:span></text:p>
            </draw:text-box>
          </draw:frame>
        </draw:g>
        <draw:line draw:style-name="gr16" draw:text-style-name="P2" draw:layer="layout" svg:x1="4.684cm" svg:y1="17.28cm" svg:x2="4.684cm" svg:y2="18.732cm">
          <text:p/>
        </draw:line>
        <draw:frame draw:style-name="gr15" draw:text-style-name="P2" draw:layer="layout" svg:width="3.175cm" svg:height="0.635cm" svg:x="24.13cm" svg:y="0.635cm">
          <draw:text-box>
            <text:p text:style-name="P3"><text:span text:style-name="T5">DDOS- Contain</text:span></text:p>
          </draw:text-box>
        </draw:frame>
        <draw:line draw:style-name="gr17" draw:text-style-name="P2" draw:layer="layout" svg:x1="13.01cm" svg:y1="12.113cm" svg:x2="13.01cm" svg:y2="11.43cm">
          <text:p/>
        </draw:line>
        <draw:line draw:style-name="gr17" draw:text-style-name="P2" draw:layer="layout" svg:x1="17.124cm" svg:y1="12.085cm" svg:x2="17.139cm" svg:y2="11.43cm">
          <text:p/>
        </draw:line>
        <draw:line draw:style-name="gr17" draw:text-style-name="P2" draw:layer="layout" svg:x1="15.239cm" svg:y1="10.795cm" svg:x2="14.908cm" svg:y2="10.795cm">
          <text:p/>
        </draw:line>
        <draw:polyline draw:style-name="gr16" draw:text-style-name="P2" draw:layer="layout" svg:width="2.261cm" svg:height="4.473cm" svg:x="6.272cm" svg:y="3.376cm" svg:viewBox="0 0 2262 4474" draw:points="0,4474 2262,4474 2262,0">
          <text:p/>
        </draw:polyline>
        <draw:line draw:style-name="gr17" draw:text-style-name="P2" draw:layer="layout" svg:x1="6.272cm" svg:y1="5.715cm" svg:x2="8.532cm" svg:y2="5.715cm">
          <text:p/>
        </draw:line>
        <draw:line draw:style-name="gr17" draw:text-style-name="P2" draw:layer="layout" svg:x1="6.272cm" svg:y1="4.128cm" svg:x2="8.532cm" svg:y2="4.128cm">
          <text:p/>
        </draw:line>
      </draw:page>
      <draw:page draw:name="Eradicate" draw:style-name="dp1" draw:master-page-name="PM4">
        <draw:g draw:style-name="gr1">
          <draw:g>
            <draw:polygon draw:style-name="gr13" draw:text-style-name="P6" draw:layer="layout" svg:width="1.27cm" svg:height="1.27cm" svg:x="12.7cm" svg:y="1.27cm" svg:viewBox="0 0 1271 1271" draw:points="0,0 0,635 635,1271 1271,635 1271,0">
              <text:p/>
            </draw:polygon>
            <draw:polygon draw:style-name="gr31" draw:text-style-name="P2" draw:layer="layout" svg:width="1.27cm" svg:height="1.27cm" svg:x="12.7cm" svg:y="1.27cm" svg:viewBox="0 0 1271 1271" draw:points="0,0 0,635 635,1271 1271,635 1271,0">
              <text:p/>
            </draw:polygon>
          </draw:g>
          <draw:frame draw:style-name="gr30" draw:text-style-name="P2" draw:layer="layout" svg:width="1.27cm" svg:height="0.953cm" svg:x="12.7cm" svg:y="1.27cm">
            <draw:text-box>
              <text:p text:style-name="P3"><text:span text:style-name="T3">Prev Step</text:span></text:p>
            </draw:text-box>
          </draw:frame>
        </draw:g>
        <draw:g draw:style-name="gr1">
          <draw:g>
            <draw:polygon draw:style-name="gr5" draw:text-style-name="P4" draw:layer="layout" svg:width="3.81cm" svg:height="1.905cm" svg:x="11.43cm" svg:y="3.81cm" svg:viewBox="0 0 3811 1906" draw:points="0,1906 3811,1906 3811,0 0,0">
              <text:p/>
            </draw:polygon>
            <draw:polygon draw:style-name="gr6" draw:text-style-name="P2" draw:layer="layout" svg:width="3.81cm" svg:height="1.905cm" svg:x="11.43cm" svg:y="3.81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11.43cm" svg:y="3.81cm">
            <draw:text-box>
              <text:p text:style-name="P3"><text:span text:style-name="T2">Triage &amp; Confirm Incident Report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16.193cm" svg:y="3.81cm" svg:viewBox="0 0 2541 1906" draw:points="0,1906 2541,1906 2541,0 0,0">
              <text:p/>
            </draw:polygon>
            <draw:polygon draw:style-name="gr6" draw:text-style-name="P2" draw:layer="layout" svg:width="2.54cm" svg:height="1.905cm" svg:x="16.193cm" svg:y="3.81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16.193cm" svg:y="3.81cm">
            <draw:text-box>
              <text:p text:style-name="P3"><text:span text:style-name="T6">Request System Patch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19.367cm" svg:y="3.81cm" svg:viewBox="0 0 2541 1906" draw:points="0,1906 2541,1906 2541,0 0,0">
              <text:p/>
            </draw:polygon>
            <draw:polygon draw:style-name="gr6" draw:text-style-name="P2" draw:layer="layout" svg:width="2.54cm" svg:height="1.905cm" svg:x="19.367cm" svg:y="3.81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19.367cm" svg:y="3.81cm">
            <draw:text-box>
              <text:p text:style-name="P3"><text:span text:style-name="T4">Request Network Segment or other Configuration Change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22.543cm" svg:y="3.81cm" svg:viewBox="0 0 2541 1906" draw:points="0,1906 2541,1906 2541,0 0,0">
              <text:p/>
            </draw:polygon>
            <draw:polygon draw:style-name="gr6" draw:text-style-name="P2" draw:layer="layout" svg:width="2.54cm" svg:height="1.905cm" svg:x="22.543cm" svg:y="3.81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22.543cm" svg:y="3.81cm">
            <draw:text-box>
              <text:p text:style-name="P3"><text:span text:style-name="T4">Add/Change/Remove Affected System/Site/Network</text:span></text:p>
            </draw:text-box>
          </draw:frame>
        </draw:g>
        <draw:g draw:style-name="gr1">
          <draw:g>
            <draw:polygon draw:style-name="gr5" draw:text-style-name="P4" draw:layer="layout" svg:width="3.81cm" svg:height="1.905cm" svg:x="7.62cm" svg:y="6.985cm" svg:viewBox="0 0 3811 1906" draw:points="0,1906 3811,1906 3811,0 0,0">
              <text:p/>
            </draw:polygon>
            <draw:polygon draw:style-name="gr6" draw:text-style-name="P2" draw:layer="layout" svg:width="3.81cm" svg:height="1.905cm" svg:x="7.62cm" svg:y="6.985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7.62cm" svg:y="6.985cm">
            <draw:text-box>
              <text:p text:style-name="P3"><text:span text:style-name="T2">Communications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4.445cm" svg:y="6.985cm" svg:viewBox="0 0 2541 1906" draw:points="0,1906 2541,1906 2541,0 0,0">
              <text:p/>
            </draw:polygon>
            <draw:polygon draw:style-name="gr6" draw:text-style-name="P2" draw:layer="layout" svg:width="2.54cm" svg:height="1.905cm" svg:x="4.445cm" svg:y="6.985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4.445cm" svg:y="6.985cm">
            <draw:text-box>
              <text:p text:style-name="P3"><text:span text:style-name="T6">Intranet Meeting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1.27cm" svg:y="6.985cm" svg:viewBox="0 0 2541 1906" draw:points="0,1906 2541,1906 2541,0 0,0">
              <text:p/>
            </draw:polygon>
            <draw:polygon draw:style-name="gr6" draw:text-style-name="P2" draw:layer="layout" svg:width="2.54cm" svg:height="1.905cm" svg:x="1.27cm" svg:y="6.985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1.27cm" svg:y="6.985cm">
            <draw:text-box>
              <text:p text:style-name="P3"><text:span text:style-name="T6">In-Person Meeting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1.27cm" svg:y="4.445cm" svg:viewBox="0 0 2541 1906" draw:points="0,1906 2541,1906 2541,0 0,0">
              <text:p/>
            </draw:polygon>
            <draw:polygon draw:style-name="gr6" draw:text-style-name="P2" draw:layer="layout" svg:width="2.54cm" svg:height="1.905cm" svg:x="1.27cm" svg:y="4.445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1.27cm" svg:y="4.445cm">
            <draw:text-box>
              <text:p text:style-name="P3"><text:span text:style-name="T6">Direct Phone Call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4.445cm" svg:y="4.445cm" svg:viewBox="0 0 2541 1906" draw:points="0,1906 2541,1906 2541,0 0,0">
              <text:p/>
            </draw:polygon>
            <draw:polygon draw:style-name="gr6" draw:text-style-name="P2" draw:layer="layout" svg:width="2.54cm" svg:height="1.905cm" svg:x="4.445cm" svg:y="4.445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4.445cm" svg:y="4.445cm">
            <draw:text-box>
              <text:p text:style-name="P3"><text:span text:style-name="T6">Conference Call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1.27cm" svg:y="9.525cm" svg:viewBox="0 0 2541 1906" draw:points="0,1906 2541,1906 2541,0 0,0">
              <text:p/>
            </draw:polygon>
            <draw:polygon draw:style-name="gr6" draw:text-style-name="P2" draw:layer="layout" svg:width="2.54cm" svg:height="1.905cm" svg:x="1.27cm" svg:y="9.525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1.27cm" svg:y="9.525cm">
            <draw:text-box>
              <text:p text:style-name="P3"><text:span text:style-name="T6">Mobile Messaging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4.445cm" svg:y="9.525cm" svg:viewBox="0 0 2541 1906" draw:points="0,1906 2541,1906 2541,0 0,0">
              <text:p/>
            </draw:polygon>
            <draw:polygon draw:style-name="gr6" draw:text-style-name="P2" draw:layer="layout" svg:width="2.54cm" svg:height="1.905cm" svg:x="4.445cm" svg:y="9.525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4.445cm" svg:y="9.525cm">
            <draw:text-box>
              <text:p text:style-name="P3"><text:span text:style-name="T6">Internet Meeting</text:span></text:p>
            </draw:text-box>
          </draw:frame>
        </draw:g>
        <draw:g draw:style-name="gr1">
          <draw:g>
            <draw:polygon draw:style-name="gr5" draw:text-style-name="P4" draw:layer="layout" svg:width="3.81cm" svg:height="1.905cm" svg:x="11.43cm" svg:y="11.43cm" svg:viewBox="0 0 3811 1906" draw:points="0,1906 3811,1906 3811,0 0,0">
              <text:p/>
            </draw:polygon>
            <draw:polygon draw:style-name="gr6" draw:text-style-name="P2" draw:layer="layout" svg:width="3.81cm" svg:height="1.905cm" svg:x="11.43cm" svg:y="11.43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11.43cm" svg:y="11.43cm">
            <draw:text-box>
              <text:p text:style-name="P3"><text:span text:style-name="T2">Mitigate Attack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16.193cm" svg:y="11.43cm" svg:viewBox="0 0 2541 1906" draw:points="0,1906 2541,1906 2541,0 0,0">
              <text:p/>
            </draw:polygon>
            <draw:polygon draw:style-name="gr6" draw:text-style-name="P2" draw:layer="layout" svg:width="2.54cm" svg:height="1.905cm" svg:x="16.193cm" svg:y="11.43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16.193cm" svg:y="11.43cm">
            <draw:text-box>
              <text:p text:style-name="P3"><text:span text:style-name="T3">Identify any alternate course for business operations that will be effected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19.05cm" svg:y="11.43cm" svg:viewBox="0 0 2541 1906" draw:points="0,1906 2541,1906 2541,0 0,0">
              <text:p/>
            </draw:polygon>
            <draw:polygon draw:style-name="gr6" draw:text-style-name="P2" draw:layer="layout" svg:width="2.54cm" svg:height="1.905cm" svg:x="19.05cm" svg:y="11.43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19.05cm" svg:y="11.43cm">
            <draw:text-box>
              <text:p text:style-name="P3"><text:span text:style-name="T3">Create whitelist of Source IP’s &amp; services that must be allowed into network 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21.908cm" svg:y="11.43cm" svg:viewBox="0 0 2541 1906" draw:points="0,1906 2541,1906 2541,0 0,0">
              <text:p/>
            </draw:polygon>
            <draw:polygon draw:style-name="gr6" draw:text-style-name="P2" draw:layer="layout" svg:width="2.54cm" svg:height="1.905cm" svg:x="21.908cm" svg:y="11.43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21.908cm" svg:y="11.43cm">
            <draw:text-box>
              <text:p text:style-name="P3"><text:span text:style-name="T3">Coordinate with Business Continuity on rolling over services to any alternate sites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24.765cm" svg:y="11.43cm" svg:viewBox="0 0 2541 1906" draw:points="0,1906 2541,1906 2541,0 0,0">
              <text:p/>
            </draw:polygon>
            <draw:polygon draw:style-name="gr6" draw:text-style-name="P2" draw:layer="layout" svg:width="2.54cm" svg:height="1.905cm" svg:x="24.765cm" svg:y="11.43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24.765cm" svg:y="11.43cm">
            <draw:text-box>
              <text:p text:style-name="P3"><text:span text:style-name="T4">Coordinate with ISP to determine best courses of action</text:span></text:p>
            </draw:text-box>
          </draw:frame>
        </draw:g>
        <draw:line draw:style-name="gr17" draw:text-style-name="P2" draw:layer="layout" svg:x1="13.335cm" svg:y1="2.54cm" svg:x2="13.335cm" svg:y2="3.81cm">
          <text:p/>
        </draw:line>
        <draw:line draw:style-name="gr17" draw:text-style-name="P2" draw:layer="layout" svg:x1="15.24cm" svg:y1="4.763cm" svg:x2="16.192cm" svg:y2="4.763cm">
          <text:p/>
        </draw:line>
        <draw:polygon draw:style-name="gr17" draw:text-style-name="P2" draw:layer="layout" svg:width="0cm" svg:height="0cm" svg:x="18.733cm" svg:y="4.763cm" svg:viewBox="0 0 0 0" draw:points="0,0">
          <text:p/>
        </draw:polygon>
        <draw:line draw:style-name="gr17" draw:text-style-name="P2" draw:layer="layout" svg:x1="18.733cm" svg:y1="4.763cm" svg:x2="19.368cm" svg:y2="4.763cm">
          <text:p/>
        </draw:line>
        <draw:line draw:style-name="gr17" draw:text-style-name="P2" draw:layer="layout" svg:x1="21.908cm" svg:y1="4.763cm" svg:x2="22.543cm" svg:y2="4.763cm">
          <text:p/>
        </draw:line>
        <draw:line draw:style-name="gr17" draw:text-style-name="P2" draw:layer="layout" svg:x1="13.335cm" svg:y1="5.715cm" svg:x2="13.335cm" svg:y2="11.43cm">
          <text:p/>
        </draw:line>
        <draw:line draw:style-name="gr17" draw:text-style-name="P2" draw:layer="layout" svg:x1="11.43cm" svg:y1="7.938cm" svg:x2="13.335cm" svg:y2="7.938cm">
          <text:p/>
        </draw:line>
        <draw:line draw:style-name="gr17" draw:text-style-name="P2" draw:layer="layout" svg:x1="6.985cm" svg:y1="7.938cm" svg:x2="7.62cm" svg:y2="7.938cm">
          <text:p/>
        </draw:line>
        <draw:line draw:style-name="gr17" draw:text-style-name="P2" draw:layer="layout" svg:x1="3.81cm" svg:y1="7.938cm" svg:x2="4.445cm" svg:y2="7.938cm">
          <text:p/>
        </draw:line>
        <draw:line draw:style-name="gr17" draw:text-style-name="P2" draw:layer="layout" svg:x1="5.715cm" svg:y1="6.985cm" svg:x2="5.715cm" svg:y2="6.35cm">
          <text:p/>
        </draw:line>
        <draw:line draw:style-name="gr17" draw:text-style-name="P2" draw:layer="layout" svg:x1="2.54cm" svg:y1="6.985cm" svg:x2="2.54cm" svg:y2="6.35cm">
          <text:p/>
        </draw:line>
        <draw:line draw:style-name="gr17" draw:text-style-name="P2" draw:layer="layout" svg:x1="2.54cm" svg:y1="9.525cm" svg:x2="2.54cm" svg:y2="8.89cm">
          <text:p/>
        </draw:line>
        <draw:line draw:style-name="gr17" draw:text-style-name="P2" draw:layer="layout" svg:x1="5.715cm" svg:y1="9.525cm" svg:x2="5.715cm" svg:y2="8.89cm">
          <text:p/>
        </draw:line>
        <draw:line draw:style-name="gr17" draw:text-style-name="P2" draw:layer="layout" svg:x1="15.24cm" svg:y1="12.383cm" svg:x2="16.192cm" svg:y2="12.383cm">
          <text:p/>
        </draw:line>
        <draw:line draw:style-name="gr17" draw:text-style-name="P2" draw:layer="layout" svg:x1="18.733cm" svg:y1="12.383cm" svg:x2="19.05cm" svg:y2="12.383cm">
          <text:p/>
        </draw:line>
        <draw:line draw:style-name="gr17" draw:text-style-name="P2" draw:layer="layout" svg:x1="21.59cm" svg:y1="12.383cm" svg:x2="21.907cm" svg:y2="12.383cm">
          <text:p/>
        </draw:line>
        <draw:line draw:style-name="gr17" draw:text-style-name="P2" draw:layer="layout" svg:x1="24.448cm" svg:y1="12.383cm" svg:x2="24.765cm" svg:y2="12.383cm">
          <text:p/>
        </draw:line>
        <draw:g draw:style-name="gr1">
          <draw:g>
            <draw:polygon draw:style-name="gr13" draw:text-style-name="P6" draw:layer="layout" svg:width="1.27cm" svg:height="1.27cm" svg:x="12.7cm" svg:y="16.827cm" svg:viewBox="0 0 1271 1271" draw:points="0,0 0,635 635,1271 1271,635 1271,0">
              <text:p/>
            </draw:polygon>
            <draw:polygon draw:style-name="gr6" draw:text-style-name="P2" draw:layer="layout" svg:width="1.27cm" svg:height="1.27cm" svg:x="12.7cm" svg:y="16.827cm" svg:viewBox="0 0 1271 1271" draw:points="0,0 0,635 635,1271 1271,635 1271,0">
              <text:p/>
            </draw:polygon>
          </draw:g>
          <draw:frame draw:style-name="gr30" draw:text-style-name="P2" draw:layer="layout" svg:width="1.27cm" svg:height="0.953cm" svg:x="12.7cm" svg:y="16.827cm">
            <draw:text-box>
              <text:p text:style-name="P3"><text:span text:style-name="T3">Next Step</text:span></text:p>
            </draw:text-box>
          </draw:frame>
        </draw:g>
        <draw:line draw:style-name="gr16" draw:text-style-name="P2" draw:layer="layout" svg:x1="13.335cm" svg:y1="13.335cm" svg:x2="13.335cm" svg:y2="16.827cm">
          <text:p/>
        </draw:line>
        <draw:frame draw:style-name="gr15" draw:text-style-name="P2" draw:layer="layout" svg:width="3.334cm" svg:height="0.664cm" svg:x="23.654cm" svg:y="0.62cm">
          <draw:text-box>
            <text:p text:style-name="P3"><text:span text:style-name="T8">DDOS- Eradicate</text:span></text:p>
          </draw:text-box>
        </draw:frame>
      </draw:page>
      <draw:page draw:name="Recover" draw:style-name="dp1" draw:master-page-name="PM5">
        <draw:g draw:style-name="gr1">
          <draw:g>
            <draw:polygon draw:style-name="gr13" draw:text-style-name="P6" draw:layer="layout" svg:width="1.977cm" svg:height="1.977cm" svg:x="4.091cm" svg:y="1.515cm" svg:viewBox="0 0 1978 1978" draw:points="0,0 0,988 988,1978 1978,988 1978,0">
              <text:p/>
            </draw:polygon>
            <draw:polygon draw:style-name="gr6" draw:text-style-name="P2" draw:layer="layout" svg:width="1.977cm" svg:height="1.977cm" svg:x="4.091cm" svg:y="1.515cm" svg:viewBox="0 0 1978 1978" draw:points="0,0 0,988 988,1978 1978,988 1978,0">
              <text:p/>
            </draw:polygon>
          </draw:g>
          <draw:frame draw:style-name="gr32" draw:text-style-name="P2" draw:layer="layout" svg:width="1.977cm" svg:height="1.483cm" svg:x="4.091cm" svg:y="1.515cm">
            <draw:text-box>
              <text:p text:style-name="P3"><text:span text:style-name="T3">Prev Step</text:span></text:p>
            </draw:text-box>
          </draw:frame>
        </draw:g>
        <draw:g draw:style-name="gr1">
          <draw:g>
            <draw:polygon draw:style-name="gr5" draw:text-style-name="P4" draw:layer="layout" svg:width="3.81cm" svg:height="1.905cm" svg:x="3.175cm" svg:y="6.35cm" svg:viewBox="0 0 3811 1906" draw:points="0,1906 3811,1906 3811,0 0,0">
              <text:p/>
            </draw:polygon>
            <draw:polygon draw:style-name="gr6" draw:text-style-name="P2" draw:layer="layout" svg:width="3.81cm" svg:height="1.905cm" svg:x="3.175cm" svg:y="6.35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3.175cm" svg:y="6.35cm">
            <draw:text-box>
              <text:p text:style-name="P3"><text:span text:style-name="T2">Recover System</text:span></text:p>
            </draw:text-box>
          </draw:frame>
        </draw:g>
        <draw:g draw:style-name="gr1">
          <draw:g>
            <draw:polygon draw:style-name="gr5" draw:text-style-name="P4" draw:layer="layout" svg:width="3.81cm" svg:height="1.905cm" svg:x="3.175cm" svg:y="10.16cm" svg:viewBox="0 0 3811 1906" draw:points="0,1906 3811,1906 3811,0 0,0">
              <text:p/>
            </draw:polygon>
            <draw:polygon draw:style-name="gr6" draw:text-style-name="P2" draw:layer="layout" svg:width="3.81cm" svg:height="1.905cm" svg:x="3.175cm" svg:y="10.16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3.175cm" svg:y="10.16cm">
            <draw:text-box>
              <text:p text:style-name="P3"><text:span text:style-name="T2">Incident Remediation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8.572cm" svg:y="6.35cm" svg:viewBox="0 0 2541 1906" draw:points="0,1906 2541,1906 2541,0 0,0">
              <text:p/>
            </draw:polygon>
            <draw:polygon draw:style-name="gr6" draw:text-style-name="P2" draw:layer="layout" svg:width="2.54cm" svg:height="1.905cm" svg:x="8.572cm" svg:y="6.35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8.572cm" svg:y="6.35cm">
            <draw:text-box>
              <text:p text:style-name="P3"><text:span text:style-name="T6">Reimage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11.906cm" svg:y="6.35cm" svg:viewBox="0 0 2541 1906" draw:points="0,1906 2541,1906 2541,0 0,0">
              <text:p/>
            </draw:polygon>
            <draw:polygon draw:style-name="gr6" draw:text-style-name="P2" draw:layer="layout" svg:width="2.54cm" svg:height="1.905cm" svg:x="11.906cm" svg:y="6.35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11.906cm" svg:y="6.35cm">
            <draw:text-box>
              <text:p text:style-name="P3"><text:span text:style-name="T6">IDS/IPS &amp; Firewall Updates</text:span></text:p>
            </draw:text-box>
          </draw:frame>
        </draw:g>
        <draw:g draw:style-name="gr1">
          <draw:g>
            <draw:polygon draw:style-name="gr20" draw:text-style-name="P8" draw:layer="layout" svg:width="3.81cm" svg:height="1.905cm" svg:x="15.24cm" svg:y="6.35cm" svg:viewBox="0 0 3811 1906" draw:points="0,1906 3811,1906 3811,0 0,0">
              <text:p/>
            </draw:polygon>
            <draw:polygon draw:style-name="gr6" draw:text-style-name="P2" draw:layer="layout" svg:width="3.81cm" svg:height="1.905cm" svg:x="15.24cm" svg:y="6.35cm" svg:viewBox="0 0 3811 1906" draw:points="0,1906 3811,1906 3811,0 0,0">
              <text:p/>
            </draw:polygon>
          </draw:g>
          <draw:frame draw:style-name="gr9" draw:text-style-name="P2" draw:layer="layout" svg:width="3.81cm" svg:height="1.905cm" svg:x="15.24cm" svg:y="6.35cm">
            <draw:text-box>
              <text:p text:style-name="P3"><text:span text:style-name="T6">Determine alternate network ingress and egress solutions if malware causes DoS</text:span></text:p>
            </draw:text-box>
          </draw:frame>
        </draw:g>
        <draw:line draw:style-name="gr17" draw:text-style-name="P2" draw:layer="layout" svg:x1="5.08cm" svg:y1="3.493cm" svg:x2="5.08cm" svg:y2="6.35cm">
          <text:p/>
        </draw:line>
        <draw:line draw:style-name="gr17" draw:text-style-name="P2" draw:layer="layout" svg:x1="5.08cm" svg:y1="8.255cm" svg:x2="5.08cm" svg:y2="10.16cm">
          <text:p/>
        </draw:line>
        <draw:line draw:style-name="gr17" draw:text-style-name="P2" draw:layer="layout" svg:x1="6.985cm" svg:y1="7.302cm" svg:x2="8.572cm" svg:y2="7.302cm">
          <text:p/>
        </draw:line>
        <draw:line draw:style-name="gr17" draw:text-style-name="P2" draw:layer="layout" svg:x1="11.113cm" svg:y1="7.302cm" svg:x2="11.906cm" svg:y2="7.302cm">
          <text:p/>
        </draw:line>
        <draw:line draw:style-name="gr17" draw:text-style-name="P2" draw:layer="layout" svg:x1="14.446cm" svg:y1="7.302cm" svg:x2="15.239cm" svg:y2="7.302cm">
          <text:p/>
        </draw:line>
        <draw:g draw:style-name="gr1">
          <draw:g>
            <draw:polygon draw:style-name="gr13" draw:text-style-name="P6" draw:layer="layout" svg:width="1.27cm" svg:height="1.27cm" svg:x="4.445cm" svg:y="19.05cm" svg:viewBox="0 0 1271 1271" draw:points="0,0 0,635 635,1271 1271,635 1271,0">
              <text:p/>
            </draw:polygon>
            <draw:polygon draw:style-name="gr6" draw:text-style-name="P2" draw:layer="layout" svg:width="1.27cm" svg:height="1.27cm" svg:x="4.445cm" svg:y="19.05cm" svg:viewBox="0 0 1271 1271" draw:points="0,0 0,635 635,1271 1271,635 1271,0">
              <text:p/>
            </draw:polygon>
          </draw:g>
          <draw:frame draw:style-name="gr30" draw:text-style-name="P2" draw:layer="layout" svg:width="1.27cm" svg:height="0.953cm" svg:x="4.445cm" svg:y="19.05cm">
            <draw:text-box>
              <text:p text:style-name="P3"><text:span text:style-name="T3">Next Step</text:span></text:p>
            </draw:text-box>
          </draw:frame>
        </draw:g>
        <draw:line draw:style-name="gr16" draw:text-style-name="P2" draw:layer="layout" svg:x1="5.08cm" svg:y1="12.065cm" svg:x2="5.08cm" svg:y2="19.05cm">
          <text:p/>
        </draw:line>
        <draw:frame draw:style-name="gr33" draw:text-style-name="P2" draw:layer="layout" svg:width="3.493cm" svg:height="0.623cm" svg:x="23.813cm" svg:y="0.8cm">
          <draw:text-box>
            <text:p text:style-name="P3"><text:span text:style-name="T5">DDOS- Recover</text:span></text:p>
          </draw:text-box>
        </draw:frame>
      </draw:page>
      <draw:page draw:name="Post-Incident" draw:style-name="dp1" draw:master-page-name="PM6">
        <draw:g draw:style-name="gr1">
          <draw:g>
            <draw:polygon draw:style-name="gr13" draw:text-style-name="P6" draw:layer="layout" svg:width="1.588cm" svg:height="1.588cm" svg:x="4.286cm" svg:y="1.588cm" svg:viewBox="0 0 1589 1589" draw:points="0,0 0,794 794,1589 1589,794 1589,0">
              <text:p/>
            </draw:polygon>
            <draw:polygon draw:style-name="gr6" draw:text-style-name="P2" draw:layer="layout" svg:width="1.588cm" svg:height="1.588cm" svg:x="4.286cm" svg:y="1.588cm" svg:viewBox="0 0 1589 1589" draw:points="0,0 0,794 794,1589 1589,794 1589,0">
              <text:p/>
            </draw:polygon>
          </draw:g>
          <draw:frame draw:style-name="gr21" draw:text-style-name="P2" draw:layer="layout" svg:width="1.588cm" svg:height="1.191cm" svg:x="4.286cm" svg:y="1.588cm">
            <draw:text-box>
              <text:p text:style-name="P3"><text:span text:style-name="T3">Prev Step</text:span></text:p>
            </draw:text-box>
          </draw:frame>
        </draw:g>
        <draw:g draw:style-name="gr1">
          <draw:g>
            <draw:polygon draw:style-name="gr5" draw:text-style-name="P4" draw:layer="layout" svg:width="3.822cm" svg:height="1.905cm" svg:x="3.169cm" svg:y="4.445cm" svg:viewBox="0 0 3823 1906" draw:points="0,1906 3823,1906 3823,0 0,0">
              <text:p/>
            </draw:polygon>
            <draw:polygon draw:style-name="gr6" draw:text-style-name="P2" draw:layer="layout" svg:width="3.822cm" svg:height="1.905cm" svg:x="3.169cm" svg:y="4.445cm" svg:viewBox="0 0 3823 1906" draw:points="0,1906 3823,1906 3823,0 0,0">
              <text:p/>
            </draw:polygon>
          </draw:g>
          <draw:frame draw:style-name="gr9" draw:text-style-name="P2" draw:layer="layout" svg:width="3.822cm" svg:height="1.905cm" svg:x="3.169cm" svg:y="4.445cm">
            <draw:text-box>
              <text:p text:style-name="P3"><text:span text:style-name="T2">Incident Review</text:span></text:p>
            </draw:text-box>
          </draw:frame>
        </draw:g>
        <draw:g draw:style-name="gr1">
          <draw:g>
            <draw:polygon draw:style-name="gr5" draw:text-style-name="P4" draw:layer="layout" svg:width="3.822cm" svg:height="1.905cm" svg:x="3.169cm" svg:y="6.985cm" svg:viewBox="0 0 3823 1906" draw:points="0,1906 3823,1906 3823,0 0,0">
              <text:p/>
            </draw:polygon>
            <draw:polygon draw:style-name="gr6" draw:text-style-name="P2" draw:layer="layout" svg:width="3.822cm" svg:height="1.905cm" svg:x="3.169cm" svg:y="6.985cm" svg:viewBox="0 0 3823 1906" draw:points="0,1906 3823,1906 3823,0 0,0">
              <text:p/>
            </draw:polygon>
          </draw:g>
          <draw:frame draw:style-name="gr9" draw:text-style-name="P2" draw:layer="layout" svg:width="3.822cm" svg:height="1.905cm" svg:x="3.169cm" svg:y="6.985cm">
            <draw:text-box>
              <text:p text:style-name="P3"><text:span text:style-name="T2">Lessons Uncovered</text:span></text:p>
            </draw:text-box>
          </draw:frame>
        </draw:g>
        <draw:g draw:style-name="gr1">
          <draw:g>
            <draw:polygon draw:style-name="gr5" draw:text-style-name="P4" draw:layer="layout" svg:width="3.822cm" svg:height="1.905cm" svg:x="3.169cm" svg:y="9.525cm" svg:viewBox="0 0 3823 1906" draw:points="0,1906 3823,1906 3823,0 0,0">
              <text:p/>
            </draw:polygon>
            <draw:polygon draw:style-name="gr6" draw:text-style-name="P2" draw:layer="layout" svg:width="3.822cm" svg:height="1.905cm" svg:x="3.169cm" svg:y="9.525cm" svg:viewBox="0 0 3823 1906" draw:points="0,1906 3823,1906 3823,0 0,0">
              <text:p/>
            </draw:polygon>
          </draw:g>
          <draw:frame draw:style-name="gr9" draw:text-style-name="P2" draw:layer="layout" svg:width="3.822cm" svg:height="1.905cm" svg:x="3.169cm" svg:y="9.525cm">
            <draw:text-box>
              <text:p text:style-name="P3"><text:span text:style-name="T2">Lessons Applied</text:span></text:p>
            </draw:text-box>
          </draw:frame>
        </draw:g>
        <draw:g draw:style-name="gr1">
          <draw:g>
            <draw:polygon draw:style-name="gr5" draw:text-style-name="P4" draw:layer="layout" svg:width="3.822cm" svg:height="1.905cm" svg:x="3.169cm" svg:y="12.065cm" svg:viewBox="0 0 3823 1906" draw:points="0,1906 3823,1906 3823,0 0,0">
              <text:p/>
            </draw:polygon>
            <draw:polygon draw:style-name="gr6" draw:text-style-name="P2" draw:layer="layout" svg:width="3.822cm" svg:height="1.905cm" svg:x="3.169cm" svg:y="12.065cm" svg:viewBox="0 0 3823 1906" draw:points="0,1906 3823,1906 3823,0 0,0">
              <text:p/>
            </draw:polygon>
          </draw:g>
          <draw:frame draw:style-name="gr9" draw:text-style-name="P2" draw:layer="layout" svg:width="3.822cm" svg:height="1.905cm" svg:x="3.169cm" svg:y="12.065cm">
            <draw:text-box>
              <text:p text:style-name="P3"><text:span text:style-name="T2">Response Workflow Updated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8.255cm" svg:y="4.445cm" svg:viewBox="0 0 2541 1906" draw:points="0,1906 2541,1906 2541,0 0,0">
              <text:p/>
            </draw:polygon>
            <draw:polygon draw:style-name="gr6" draw:text-style-name="P2" draw:layer="layout" svg:width="2.54cm" svg:height="1.905cm" svg:x="8.255cm" svg:y="4.445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8.255cm" svg:y="4.445cm">
            <draw:text-box>
              <text:p text:style-name="P3"><text:span text:style-name="T3">Electronic Personal Health Information (ePHI) Comppromised?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11.43cm" svg:y="4.445cm" svg:viewBox="0 0 2541 1906" draw:points="0,1906 2541,1906 2541,0 0,0">
              <text:p/>
            </draw:polygon>
            <draw:polygon draw:style-name="gr6" draw:text-style-name="P2" draw:layer="layout" svg:width="2.54cm" svg:height="1.905cm" svg:x="11.43cm" svg:y="4.445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11.43cm" svg:y="4.445cm">
            <draw:text-box>
              <text:p text:style-name="P3"><text:span text:style-name="T4">Sensitive Government Information Compromised?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8.255cm" svg:y="6.985cm" svg:viewBox="0 0 2541 1906" draw:points="0,1906 2541,1906 2541,0 0,0">
              <text:p/>
            </draw:polygon>
            <draw:polygon draw:style-name="gr6" draw:text-style-name="P2" draw:layer="layout" svg:width="2.54cm" svg:height="1.905cm" svg:x="8.255cm" svg:y="6.985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8.255cm" svg:y="6.985cm">
            <draw:text-box>
              <text:p text:style-name="P3"><text:span text:style-name="T6">Discovery Meeting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11.43cm" svg:y="6.985cm" svg:viewBox="0 0 2541 1906" draw:points="0,1906 2541,1906 2541,0 0,0">
              <text:p/>
            </draw:polygon>
            <draw:polygon draw:style-name="gr6" draw:text-style-name="P2" draw:layer="layout" svg:width="2.54cm" svg:height="1.905cm" svg:x="11.43cm" svg:y="6.985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11.43cm" svg:y="6.985cm">
            <draw:text-box>
              <text:p text:style-name="P3"><text:span text:style-name="T4">Policy Updates Defined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14.605cm" svg:y="6.985cm" svg:viewBox="0 0 2541 1906" draw:points="0,1906 2541,1906 2541,0 0,0">
              <text:p/>
            </draw:polygon>
            <draw:polygon draw:style-name="gr6" draw:text-style-name="P2" draw:layer="layout" svg:width="2.54cm" svg:height="1.905cm" svg:x="14.605cm" svg:y="6.985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14.605cm" svg:y="6.985cm">
            <draw:text-box>
              <text:p text:style-name="P3"><text:span text:style-name="T4">Process Updates Defined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17.78cm" svg:y="6.985cm" svg:viewBox="0 0 2541 1906" draw:points="0,1906 2541,1906 2541,0 0,0">
              <text:p/>
            </draw:polygon>
            <draw:polygon draw:style-name="gr6" draw:text-style-name="P2" draw:layer="layout" svg:width="2.54cm" svg:height="1.905cm" svg:x="17.78cm" svg:y="6.985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17.78cm" svg:y="6.985cm">
            <draw:text-box>
              <text:p text:style-name="P3"><text:span text:style-name="T4">Configuration Updates Defined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8.255cm" svg:y="9.525cm" svg:viewBox="0 0 2541 1906" draw:points="0,1906 2541,1906 2541,0 0,0">
              <text:p/>
            </draw:polygon>
            <draw:polygon draw:style-name="gr6" draw:text-style-name="P2" draw:layer="layout" svg:width="2.54cm" svg:height="1.905cm" svg:x="8.255cm" svg:y="9.525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8.255cm" svg:y="9.525cm">
            <draw:text-box>
              <text:p text:style-name="P3"><text:span text:style-name="T4">Policies Implemented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11.43cm" svg:y="9.525cm" svg:viewBox="0 0 2541 1906" draw:points="0,1906 2541,1906 2541,0 0,0">
              <text:p/>
            </draw:polygon>
            <draw:polygon draw:style-name="gr6" draw:text-style-name="P2" draw:layer="layout" svg:width="2.54cm" svg:height="1.905cm" svg:x="11.43cm" svg:y="9.525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11.43cm" svg:y="9.525cm">
            <draw:text-box>
              <text:p text:style-name="P3"><text:span text:style-name="T4">Process Change Implemented</text:span></text:p>
            </draw:text-box>
          </draw:frame>
        </draw:g>
        <draw:g draw:style-name="gr1">
          <draw:g>
            <draw:polygon draw:style-name="gr20" draw:text-style-name="P8" draw:layer="layout" svg:width="2.54cm" svg:height="1.905cm" svg:x="14.605cm" svg:y="9.525cm" svg:viewBox="0 0 2541 1906" draw:points="0,1906 2541,1906 2541,0 0,0">
              <text:p/>
            </draw:polygon>
            <draw:polygon draw:style-name="gr6" draw:text-style-name="P2" draw:layer="layout" svg:width="2.54cm" svg:height="1.905cm" svg:x="14.605cm" svg:y="9.525cm" svg:viewBox="0 0 2541 1906" draw:points="0,1906 2541,1906 2541,0 0,0">
              <text:p/>
            </draw:polygon>
          </draw:g>
          <draw:frame draw:style-name="gr9" draw:text-style-name="P2" draw:layer="layout" svg:width="2.54cm" svg:height="1.905cm" svg:x="14.605cm" svg:y="9.525cm">
            <draw:text-box>
              <text:p text:style-name="P3"><text:span text:style-name="T4">Configurations Applied</text:span></text:p>
            </draw:text-box>
          </draw:frame>
        </draw:g>
        <draw:g draw:style-name="gr1">
          <draw:g>
            <draw:path draw:style-name="gr2" draw:text-style-name="P1" draw:layer="layout" svg:width="3.175cm" svg:height="1.693cm" svg:x="3.493cm" svg:y="17.039cm" svg:viewBox="0 0 3176 1694" svg:d="M317 1694h2541 1c56 0 110-15 158-42 49-28 89-68 117-117 27-48 42-103 42-158 0-1 0-1 0-1v-1059c0-55-15-110-42-158-28-49-68-89-117-117-48-27-102-42-158-42h-1-2541c-56 0-110 15-158 42-49 28-89 68-117 117-27 48-42 103-42 158v1059 1c0 55 15 110 42 158 28 49 68 89 117 117 48 27 102 42 158 42z">
              <text:p/>
            </draw:path>
            <draw:path draw:style-name="gr3" draw:text-style-name="P2" draw:layer="layout" svg:width="3.175cm" svg:height="1.693cm" svg:x="3.493cm" svg:y="17.039cm" svg:viewBox="0 0 3176 1694" svg:d="M317 1694h2541 1c56 0 110-15 158-42 49-28 89-68 117-117 27-48 42-103 42-158 0-1 0-1 0-1v-1059c0-55-15-110-42-158-28-49-68-89-117-117-48-27-102-42-158-42h-1-2541c-56 0-110 15-158 42-49 28-89 68-117 117-27 48-42 103-42 158v1059 1c0 55 15 110 42 158 28 49 68 89 117 117 48 27 102 42 158 42z">
              <text:p/>
            </draw:path>
          </draw:g>
          <draw:frame draw:style-name="gr4" draw:text-style-name="P2" draw:layer="layout" svg:width="3.175cm" svg:height="1.693cm" svg:x="3.493cm" svg:y="17.039cm">
            <draw:text-box>
              <text:p text:style-name="P3"><text:span text:style-name="T1">END</text:span></text:p>
            </draw:text-box>
          </draw:frame>
        </draw:g>
        <draw:line draw:style-name="gr17" draw:text-style-name="P2" draw:layer="layout" svg:x1="5.08cm" svg:y1="3.175cm" svg:x2="5.08cm" svg:y2="4.445cm">
          <text:p/>
        </draw:line>
        <draw:line draw:style-name="gr17" draw:text-style-name="P2" draw:layer="layout" svg:x1="5.08cm" svg:y1="6.35cm" svg:x2="5.08cm" svg:y2="6.985cm">
          <text:p/>
        </draw:line>
        <draw:line draw:style-name="gr17" draw:text-style-name="P2" draw:layer="layout" svg:x1="6.991cm" svg:y1="5.398cm" svg:x2="8.254cm" svg:y2="5.398cm">
          <text:p/>
        </draw:line>
        <draw:line draw:style-name="gr17" draw:text-style-name="P2" draw:layer="layout" svg:x1="10.795cm" svg:y1="5.398cm" svg:x2="11.43cm" svg:y2="5.398cm">
          <text:p/>
        </draw:line>
        <draw:line draw:style-name="gr17" draw:text-style-name="P2" draw:layer="layout" svg:x1="6.991cm" svg:y1="7.938cm" svg:x2="8.254cm" svg:y2="7.938cm">
          <text:p/>
        </draw:line>
        <draw:line draw:style-name="gr17" draw:text-style-name="P2" draw:layer="layout" svg:x1="10.795cm" svg:y1="7.938cm" svg:x2="11.43cm" svg:y2="7.938cm">
          <text:p/>
        </draw:line>
        <draw:line draw:style-name="gr17" draw:text-style-name="P2" draw:layer="layout" svg:x1="13.97cm" svg:y1="7.938cm" svg:x2="14.605cm" svg:y2="7.938cm">
          <text:p/>
        </draw:line>
        <draw:line draw:style-name="gr17" draw:text-style-name="P2" draw:layer="layout" svg:x1="17.145cm" svg:y1="7.938cm" svg:x2="17.78cm" svg:y2="7.938cm">
          <text:p/>
        </draw:line>
        <draw:line draw:style-name="gr17" draw:text-style-name="P2" draw:layer="layout" svg:x1="6.991cm" svg:y1="10.477cm" svg:x2="8.254cm" svg:y2="10.477cm">
          <text:p/>
        </draw:line>
        <draw:line draw:style-name="gr17" draw:text-style-name="P2" draw:layer="layout" svg:x1="10.795cm" svg:y1="10.477cm" svg:x2="11.43cm" svg:y2="10.477cm">
          <text:p/>
        </draw:line>
        <draw:line draw:style-name="gr17" draw:text-style-name="P2" draw:layer="layout" svg:x1="13.97cm" svg:y1="10.477cm" svg:x2="14.605cm" svg:y2="10.477cm">
          <text:p/>
        </draw:line>
        <draw:line draw:style-name="gr17" draw:text-style-name="P2" draw:layer="layout" svg:x1="5.08cm" svg:y1="8.89cm" svg:x2="5.08cm" svg:y2="9.525cm">
          <text:p/>
        </draw:line>
        <draw:line draw:style-name="gr17" draw:text-style-name="P2" draw:layer="layout" svg:x1="5.08cm" svg:y1="11.43cm" svg:x2="5.08cm" svg:y2="12.065cm">
          <text:p/>
        </draw:line>
        <draw:line draw:style-name="gr16" draw:text-style-name="P2" draw:layer="layout" svg:x1="5.08cm" svg:y1="13.97cm" svg:x2="5.08cm" svg:y2="16.827cm">
          <text:p/>
        </draw:line>
        <draw:frame draw:style-name="gr33" draw:text-style-name="P2" draw:layer="layout" svg:width="3.493cm" svg:height="0.623cm" svg:x="23.813cm" svg:y="0.8cm">
          <draw:text-box>
            <text:p text:style-name="P3"><text:span text:style-name="T5">DDOS- Post-Incid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18-09-01T09:15:26Z</dc:date>
    <meta:creation-date>2018-09-01T09:15:26Z</meta:creation-date>
    <meta:generator>LibreOffice/7.5.0.3$Windows_X86_64 LibreOffice_project/c21113d003cd3efa8c53188764377a8272d9d6de</meta:generator>
    <meta:document-statistic meta:object-count="754"/>
  </office:meta>
</office:document-meta>
</file>